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cubocasa.it/">http://www.cubocasa.it/</text:a></text:p>
      <text:p text:style-name="Standard">PHPSESSID=1389ff9ce58e5cea7089eb2589d61876; path=/; domain=www.cubocasa.it<text:line-break/>Username: <text:span text:style-name="T1">testAccount01</text:span><text:line-break/>Password: <text:span text:style-name="T1">test1234</text:span> </text:p>
      <text:p text:style-name="Standard"/>
      <text:p text:style-name="Standard">GET - <text:a xlink:type="simple" xlink:href="http://www.cubocasa.it/">http://www.cubocasa.it/</text:a></text:p>
      <text:p text:style-name="Standard"/>
      <text:p text:style-name="Standard"/>
      <text:p text:style-name="Standard"/>
      <text:p text:style-name="Standard">POST /_login.php HTTP/1.1</text:p>
      <text:p text:style-name="Standard">Host: www.cubocasa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<text:a xlink:type="simple" xlink:href="http://www.cubocasa.it/">http://www.cubocasa.it/</text:a></text:p>
      <text:p text:style-name="Standard"/>
      <text:p text:style-name="Standard">Submit=Entra</text:p>
      <text:p text:style-name="Standard">email=testAccount01</text:p>
      <text:p text:style-name="Standard">from_login=/</text:p>
      <text:p text:style-name="Standard">password=test1234</text:p>
      <text:p text:style-name="Standard"/>
      <text:p text:style-name="Standard">HTTP/1.1 302 Found</text:p>
      <text:p text:style-name="Standard">Date: Sun, 21 Oct 2012 07:11:59 GMT</text:p>
      <text:p text:style-name="Standard">Server: Apache/2.0.52 (CentOS)</text:p>
      <text:p text:style-name="Standard">X-Powered-By: PHP/5.3.5</text:p>
      <text:p text:style-name="Standard">Set-Cookie: PHPSESSID=6a1f844be9d6b11666f543c33597a204; path=/<text:line-break/>ads_test=A; expires=Tue, 20-Nov-2012 07:11:59 GMT; path=/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Location: agenzie/index.php</text:p>
      <text:p text:style-name="Standard">Content-Length: 0</text:p>
      <text:p text:style-name="Standard">Connection: close</text:p>
      <text:p text:style-name="Standard">Content-Type: text/html; charset=UTF-8</text:p>
      <text:p text:style-name="Standard"/>
      <text:p text:style-name="Standard"/>
      <text:p text:style-name="Standard">Ricaricare la pagina per visualizzare il sorgente del seguente URL:: <text:a xlink:type="simple" xlink:href="http://www.cubocasa.it/_login.php">http://www.cubocasa.it/_login.php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GET /agenzie/index.php HTTP/1.1</text:p>
      <text:p text:style-name="Standard">Host: www.cubocasa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ubocasa.it/</text:p>
      <text:p text:style-name="Standard">Cookie: PHPSESSID=6a1f844be9d6b11666f543c33597a204; ads_test=A</text:p>
      <text:p text:style-name="Standard"/>
      <text:p text:style-name="Standard"/>
      <text:p text:style-name="Standard">HTTP/1.1 200 OK</text:p>
      <text:p text:style-name="Standard">Date: Sun, 21 Oct 2012 07:12:00 GMT</text:p>
      <text:p text:style-name="Standard">Server: Apache/2.0.52 (CentOS)</text:p>
      <text:p text:style-name="Standard">X-Powered-By: PHP/5.3.5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nection: close</text:p>
      <text:p text:style-name="Standard">Transfer-Encoding: chunked</text:p>
      <text:p text:style-name="Standard">Content-Type: text/html</text:p>
      <text:p text:style-name="Standard"/>
      <text:p text:style-name="Standard"/>
      <text:p text:style-name="Standard"/>
      <text:p text:style-name="Standard"/>
      <text:p text:style-name="Standard"/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GET /agenzie/inserisci-annuncio.php HTTP/1.1</text:p>
      <text:p text:style-name="Standard">Host: www.cubocasa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ubocasa.it/agenzie/index.php</text:p>
      <text:p text:style-name="Standard">Cookie: PHPSESSID=6a1f844be9d6b11666f543c33597a204; ads_test=A; __utma=239882257.1343516407.1350808849.1350808849.1350808849.1; __utmb=239882257; __utmc=239882257; __utmz=239882257.1350808849.1.1.utmccn=(direct)|utmcsr=(direct)|utmcmd=(none)</text:p>
      <text:p text:style-name="Standard"/>
      <text:p text:style-name="Standard"/>
      <text:p text:style-name="Standard">HTTP/1.1 200 OK</text:p>
      <text:p text:style-name="Standard">Date: Sun, 21 Oct 2012 07:18:31 GMT</text:p>
      <text:p text:style-name="Standard">Server: Apache/2.0.52 (CentOS)</text:p>
      <text:p text:style-name="Standard">X-Powered-By: PHP/5.3.5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nection: close</text:p>
      <text:p text:style-name="Standard">Transfer-Encoding: chunked</text:p>
      <text:p text:style-name="Standard">Content-Type: text/html</text:p>
      <text:p text:style-name="Standard"/>
      <text:p text:style-name="Standard"/>
      <text:p text:style-name="Standard">&lt;!DOCTYPE HTML PUBLIC "-//W3C//DTD HTML 4.01 Transitional//EN"<text:line-break/>"http://www.w3.org/TR/html4/loose.dtd"&gt;<text:line-break/>&lt;html&gt;<text:line-break/>&lt;head&gt;<text:line-break/>&lt;meta http-equiv="Content-Type" content="text/html; charset=iso-8859-1"&gt;<text:line-break/>&lt;title&gt;CuboCasa Area Agenzie&lt;/title&gt;<text:line-break/>&lt;link href="css/stile.css" rel="stylesheet" type="text/css"&gt;<text:line-break/>&lt;script src="js/prototype.js" language="javascript"&gt;&lt;/script&gt;<text:line-break/><text:line-break/>&lt;script type="text/JavaScript"&gt;<text:line-break/>&lt;!--<text:line-break/>function MM_openBrWindow(theURL,winName,features) { //v2.0<text:line-break/> <text:s/>window.open(theURL,winName,features);<text:line-break/>}<text:line-break/>//--&gt;<text:line-break/><text:line-break/>function update_frazione(idComune){<text:line-break/><text:tab/>var url = 'out_frazioni.php?idComune=' + <text:s/>idComune;<text:line-break/><text:tab/>new Ajax.Updater('idFrazione',url);<text:line-break/>}<text:line-break/>&lt;/script&gt;<text:line-break/>&lt;/head&gt;<text:line-break/><text:line-break/>&lt;body&gt;<text:line-break/>&lt;div id="contenitore"&gt;<text:line-break/><text:tab/>&lt;div id="container"&gt;<text:line-break/><text:soft-page-break/><text:tab/>&lt;div id="header"&gt;<text:line-break/><text:tab/></text:p>
      <text:p text:style-name="Standard"/>
      <text:p text:style-name="Standard">&lt;div id="strisciaAlta"&gt; Cubo Italia srl &lt;/div&gt;</text:p>
      <text:p text:style-name="Standard"><text:tab/><text:tab/>&lt;div id="bannerTop"&gt;</text:p>
      <text:p text:style-name="Standard"><text:tab/><text:tab/> <text:s/>&lt;table width="95%" border="0" cellpadding="0" cellspacing="0"&gt;</text:p>
      <text:p text:style-name="Standard"/>
      <text:p text:style-name="Standard"><text:s text:c="12"/>&lt;tr&gt;</text:p>
      <text:p text:style-name="Standard"><text:s text:c="14"/>&lt;td valign="top"&gt;&lt;div align="right"&gt;&lt;B&gt;AREA RISERVATA &lt;/B&gt;</text:p>
      <text:p text:style-name="Standard"><text:s text:c="22"/>&lt;span class="testoarancio"&gt;Case&amp;amp;Case&lt;/B&gt;&lt;/span&gt; - data attivazione: &lt;span class="testoarancio"&gt;21/10/2012&lt;/span&gt;&lt;br&gt;&lt;br&gt;</text:p>
      <text:p text:style-name="Standard"><text:s text:c="22"/>&lt;/span&gt;</text:p>
      <text:p text:style-name="Standard"><text:s text:c="22"/>&lt;table width="90%" <text:s/>border="0" cellspacing="0" cellpadding="0"&gt;</text:p>
      <text:p text:style-name="Standard"><text:s/>&lt;tr&gt;</text:p>
      <text:p text:style-name="Standard"><text:s text:c="26"/>&lt;td&gt;&lt;div align="right"&gt;</text:p>
      <text:p text:style-name="Standard"><text:s text:c="26"/>annunci inseriti: &lt;span class="testoarancio"&gt;</text:p>
      <text:p text:style-name="Standard"><text:s text:c="30"/>&lt;span class="testoarancio"&gt;0&lt;/span&gt;&lt;/span&gt; - annunci attivi: &lt;span class="testoarancio"&gt;&lt;span class="testoarancio"&gt;0&lt;/span&gt;&lt;/span&gt; - annunci eliminati: &lt;span class="testoarancio"&gt;&lt;span class="testoarancio"&gt;0&lt;/span&gt;&lt;/span&gt; - annunci scaduti/sospesi: &lt;span class="testoarancio"&gt;&lt;span class="testoarancio"&gt;0&lt;/span&gt; </text:p>
      <text:p text:style-name="Standard"><text:s text:c="26"/>&lt;/span&gt;&lt;/div&gt;&lt;/td&gt;</text:p>
      <text:p text:style-name="Standard"><text:s text:c="24"/>&lt;/tr&gt;</text:p>
      <text:p text:style-name="Standard"><text:s text:c="22"/>&lt;/table&gt;</text:p>
      <text:p text:style-name="Standard"><text:s text:c="22"/>&lt;span class="testoarancio"&gt; <text:s text:c="21"/>&lt;/span&gt;&lt;/div&gt;&lt;/td&gt;</text:p>
      <text:p text:style-name="Standard"><text:s text:c="12"/>&lt;/tr&gt;</text:p>
      <text:p text:style-name="Standard"><text:s text:c="10"/>&lt;/table&gt;</text:p>
      <text:p text:style-name="Standard"><text:tab/> <text:s text:c="3"/>&lt;/div&gt;</text:p>
      <text:p text:style-name="Standard"><text:tab/><text:tab/> <text:s/>&lt;div id="menuSito"&gt;</text:p>
      <text:p text:style-name="Standard"><text:tab/><text:tab/><text:tab/>&lt;a href="index.php"&gt;Home&lt;/a&gt; | </text:p>
      <text:p text:style-name="Standard"><text:tab/><text:tab/><text:tab/>&lt;a href="dati.php"&gt;Profilo&lt;/a&gt; | </text:p>
      <text:p text:style-name="Standard"><text:tab/><text:tab/><text:tab/>&lt;a href="elenco-ordini.php"&gt;Ordini&lt;/a&gt; | </text:p>
      <text:p text:style-name="Standard"><text:tab/><text:tab/><text:tab/>&lt;a href="documenti.php"&gt;Documenti&lt;/a&gt; | </text:p>
      <text:p text:style-name="Standard"><text:tab/><text:tab/><text:tab/>&lt;a href="report.php"&gt;Statistiche&lt;/a&gt; |</text:p>
      <text:p text:style-name="Standard"><text:tab/><text:tab/><text:tab/>&lt;a href="_logout.php"&gt;Exit&lt;/a&gt;<text:tab/><text:tab/>&lt;/div&gt;</text:p>
      <text:p text:style-name="Standard"><text:tab/><text:tab/><text:tab/>&lt;/div&gt;<text:line-break/><text:tab/><text:tab/>&lt;div id="main"&gt;<text:line-break/><text:tab/><text:tab/>&lt;div id="colonnaSx"&gt;<text:line-break/> <text:s text:c="9"/>&lt;div class="boxSx"&gt;<text:line-break/>&lt;h2&gt;Annunci&lt;/h2&gt;<text:line-break/>&lt;ul &gt;<text:line-break/><text:tab/><text:tab/><text:tab/>&lt;li style="background:#FFFF00;"&gt;&lt;a href="inserisci-annuncio.php"&gt;&lt;b&gt;Inserisci un Annuncio&lt;/b&gt;&lt;/a&gt;&lt;/li&gt;<text:line-break/><text:tab/><text:tab/><text:tab/>&lt;li&gt;&lt;a href="annunci.php"&gt;Gestione Annunci&lt;/a&gt;&lt;/li&gt;<text:line-break/><text:tab/><text:tab/><text:tab/>&lt;li&gt;&lt;a href="richieste-annunci.php"&gt;Richieste Annunci&lt;/a&gt;&lt;/li&gt;<text:line-break/><text:tab/><text:tab/><text:tab/>&lt;li style="border:none;"&gt;&lt;a href="richieste-valutazioni.php"&gt;Richieste Valutazione&lt;/a&gt;&lt;/li&gt;<text:line-break/>&lt;/ul&gt;<text:line-break/>&lt;/div&gt;<text:line-break/>&lt;div class="boxSx"&gt;<text:line-break/>&lt;h2&gt;Statistiche&lt;/h2&gt;<text:line-break/>&lt;ul &gt;<text:line-break/> <text:s/><text:tab/>&lt;li style="border:none;"&gt;&lt;a href="report.php"&gt;Statistiche generali&lt;/a&gt;&lt;/li&gt;<text:line-break/><text:soft-page-break/><text:tab/>&lt;/ul&gt;<text:line-break/> <text:line-break/>&lt;/div&gt;&lt;div class="boxSx"&gt;<text:line-break/>&lt;h2&gt;Supporto&lt;/h2&gt;<text:line-break/>&lt;ul &gt;<text:line-break/><text:tab/><text:tab/><text:tab/>&lt;li&gt;&lt;a href="ticket.php"&gt;Inserimento Ticket&lt;/a&gt;&lt;/li&gt;<text:line-break/><text:tab/><text:tab/><text:tab/>&lt;li style="border:none;"&gt;&lt;a href="cerca-ticket.php"&gt;Visualizza Ticket&lt;/a&gt;&lt;/li&gt;<text:line-break/>&lt;/ul&gt;<text:line-break/>&lt;/div&gt;<text:line-break/>&lt;div class="boxSx"&gt;<text:line-break/>&lt;h2&gt;News&lt;/h2&gt;<text:line-break/>&lt;ul &gt;<text:line-break/><text:tab/><text:tab/><text:tab/>&lt;li&gt;&lt;a href="novita-news.php"&gt;Novità e Promozioni&lt;/a&gt;&lt;/li&gt;<text:line-break/><text:tab/><text:tab/><text:tab/><text:tab/><text:tab/><text:tab/><text:tab/>&lt;li&gt;&lt;a href="novita-news.php?ann=2008"&gt;<text:line-break/><text:tab/><text:tab/><text:tab/><text:tab/><text:tab/><text:tab/>archivio 2008<text:tab/><text:tab/><text:tab/><text:tab/><text:tab/>&lt;/a&gt;&lt;/li&gt;<text:line-break/><text:tab/><text:tab/><text:tab/><text:tab/><text:tab/><text:tab/><text:tab/><text:tab/>&lt;li&gt;&lt;a href="novita-news.php?ann=2007"&gt;<text:line-break/><text:tab/><text:tab/><text:tab/><text:tab/><text:tab/><text:tab/>archivio 2007<text:tab/><text:tab/><text:tab/><text:tab/><text:tab/>&lt;/a&gt;&lt;/li&gt;<text:line-break/><text:tab/><text:tab/><text:tab/><text:tab/><text:tab/><text:tab/><text:tab/><text:tab/>&lt;li&gt;&lt;a href="novita-news.php?ann=2006"&gt;<text:line-break/><text:tab/><text:tab/><text:tab/><text:tab/><text:tab/><text:tab/>archivio 2006<text:tab/><text:tab/><text:tab/><text:tab/><text:tab/>&lt;/a&gt;&lt;/li&gt;<text:line-break/><text:tab/><text:tab/><text:tab/><text:tab/><text:tab/><text:tab/><text:tab/><text:tab/>&lt;li&gt;&lt;a href="novita-news.php?ann=2005"&gt;<text:line-break/><text:tab/><text:tab/><text:tab/><text:tab/><text:tab/><text:tab/>archivio 2005<text:tab/><text:tab/><text:tab/><text:tab/><text:tab/>&lt;/a&gt;&lt;/li&gt;<text:line-break/><text:tab/><text:tab/><text:tab/><text:tab/>&lt;li style="border:none; height:0px;"&gt;&lt;/li&gt;<text:line-break/>&lt;/ul&gt;<text:line-break/>&lt;/div&gt;<text:line-break/>&lt;div class="boxSx"&gt;<text:line-break/>&lt;h2&gt;Altro&lt;/h2&gt;<text:line-break/>&lt;ul &gt;<text:tab/><text:tab/><text:tab/><text:line-break/><text:tab/><text:tab/><text:tab/>&lt;li&gt;&lt;a href="dati.php"&gt;Profilo&lt;/a&gt; (&lt;a href="/agenzie/modifica-dati.php" style="background-color:#FFFF00"&gt;modifica&lt;/a&gt;)<text:tab/><text:tab/><text:tab/>&lt;/li&gt;<text:line-break/><text:tab/><text:tab/><text:tab/>&lt;li&gt;&lt;a href="tua-pagina.php"&gt;Presentati su CuboCasa&lt;/a&gt;&lt;/li&gt;<text:line-break/><text:tab/><text:tab/><text:tab/>&lt;li&gt;&lt;a href="segnala-cubocasa-agenzie.php"&gt;Segnala CuboCasa&lt;/a&gt;&lt;/li&gt;<text:line-break/><text:tab/><text:tab/><text:tab/>&lt;li&gt;&lt;a href="aiutaci-a-migliorare.php"&gt;Aiutaci a migliorare&lt;/a&gt;&lt;/li&gt;<text:line-break/>&lt;/ul&gt;<text:line-break/>&lt;ul&gt;<text:tab/><text:tab/><text:line-break/><text:tab/><text:tab/><text:tab/><text:line-break/><text:tab/><text:tab/><text:tab/>&lt;li style="border:none;"&gt;&lt;a href="_logout.php"&gt;Exit&lt;/a&gt;&lt;/li&gt;<text:line-break/>&lt;/ul&gt;<text:line-break/>&lt;/div&gt;<text:line-break/><text:tab/><text:tab/>&lt;/div&gt;<text:line-break/><text:tab/><text:tab/>&lt;div id="centrale"&gt;<text:line-break/>&lt;!-- inzizio area centrale --&gt;<text:line-break/>&lt;h4&gt;Inserimento Nuovo Annuncio&lt;/h4&gt;<text:line-break/>&lt;table width="100%" border="0" cellspacing="1" cellpadding="0" bgcolor="#D9D9D9"&gt;<text:line-break/> <text:s/>&lt;tr&gt;<text:line-break/> <text:s text:c="3"/>&lt;td width="" style="padding:0px;"&gt;<text:tab/><text:tab/><text:line-break/><text:tab/> <text:s/>&lt;table width="100%" align="center" bgcolor="#FFFFFF"&gt;<text:line-break/><text:tab/> <text:s text:c="3"/>&lt;tr&gt;<text:line-break/> <text:s text:c="9"/>&lt;td&gt;&lt;form name="form1" method="post" action="_inserisci-annuncio.php"&gt;<text:line-break/><text:soft-page-break/> <text:s text:c="19"/>Selezionare la provincia dell'immobile<text:line-break/> <text:s text:c="5"/>&lt;select name="provincia" id="provincia" onChange="document.location='inserisci-annuncio.php?provincia='+this.value"&gt;<text:line-break/> <text:s text:c="15"/>&lt;option <text:s/>value="AG"&gt;Agrigento&lt;/option&gt;<text:line-break/> <text:s text:c="15"/>&lt;option <text:s/>value="AL"&gt;Alessandria&lt;/option&gt;<text:line-break/> <text:s text:c="15"/>&lt;option <text:s/>value="AN"&gt;Ancona&lt;/option&gt;<text:line-break/> <text:s text:c="15"/>&lt;option <text:s/>value="AO"&gt;Aosta&lt;/option&gt;<text:line-break/> <text:s text:c="15"/>&lt;option <text:s/>value="AR"&gt;Arezzo&lt;/option&gt;<text:line-break/> <text:s text:c="15"/>&lt;option <text:s/>value="AP"&gt;Ascoli Piceno&lt;/option&gt;<text:line-break/> <text:s text:c="15"/>&lt;option <text:s/>value="AT"&gt;Asti&lt;/option&gt;<text:line-break/> <text:s text:c="15"/>&lt;option <text:s/>value="AV"&gt;Avellino&lt;/option&gt;<text:line-break/> <text:s text:c="15"/>&lt;option <text:s/>value="BA"&gt;Bari&lt;/option&gt;<text:line-break/> <text:s text:c="15"/>&lt;option <text:s/>value="BL"&gt;Belluno&lt;/option&gt;<text:line-break/> <text:s text:c="15"/>&lt;option <text:s/>value="BN"&gt;Benevento&lt;/option&gt;<text:line-break/> <text:s text:c="15"/>&lt;option <text:s/>value="BG"&gt;Bergamo&lt;/option&gt;<text:line-break/> <text:s text:c="15"/>&lt;option <text:s/>value="BI"&gt;Biella&lt;/option&gt;<text:line-break/> <text:s text:c="15"/>&lt;option <text:s/>value="BO"&gt;Bologna&lt;/option&gt;<text:line-break/> <text:s text:c="15"/>&lt;option <text:s/>value="BZ"&gt;Bolzano&lt;/option&gt;<text:line-break/> <text:s text:c="15"/>&lt;option <text:s/>value="BS"&gt;Brescia&lt;/option&gt;<text:line-break/> <text:s text:c="15"/>&lt;option <text:s/>value="BR"&gt;Brindisi&lt;/option&gt;<text:line-break/> <text:s text:c="15"/>&lt;option <text:s/>value="CA"&gt;Cagliari&lt;/option&gt;<text:line-break/> <text:s text:c="15"/>&lt;option <text:s/>value="CL"&gt;Caltanissetta&lt;/option&gt;<text:line-break/> <text:s text:c="15"/>&lt;option <text:s/>value="CB"&gt;Campobasso&lt;/option&gt;<text:line-break/> <text:s text:c="15"/>&lt;option <text:s/>value="CI"&gt;Carbonia Iglesias&lt;/option&gt;<text:line-break/> <text:s text:c="15"/>&lt;option <text:s/>value="CE"&gt;Caserta&lt;/option&gt;<text:line-break/> <text:s text:c="15"/>&lt;option <text:s/>value="CT"&gt;Catania&lt;/option&gt;<text:line-break/> <text:s text:c="15"/>&lt;option <text:s/>value="CZ"&gt;Catanzaro&lt;/option&gt;<text:line-break/> <text:s text:c="15"/>&lt;option <text:s/>value="CH"&gt;Chieti&lt;/option&gt;<text:line-break/> <text:s text:c="15"/>&lt;option <text:s/>value="CO"&gt;Como&lt;/option&gt;<text:line-break/> <text:s text:c="15"/>&lt;option <text:s/>value="CS"&gt;Cosenza&lt;/option&gt;<text:line-break/> <text:s text:c="15"/>&lt;option <text:s/>value="CR"&gt;Cremona&lt;/option&gt;<text:line-break/> <text:s text:c="15"/>&lt;option <text:s/>value="KR"&gt;Crotone&lt;/option&gt;<text:line-break/> <text:s text:c="15"/>&lt;option <text:s/>value="CN"&gt;Cuneo&lt;/option&gt;<text:line-break/> <text:s text:c="15"/>&lt;option <text:s/>value="EN"&gt;Enna&lt;/option&gt;<text:line-break/> <text:s text:c="15"/>&lt;option <text:s/>value="FE"&gt;Ferrara&lt;/option&gt;<text:line-break/> <text:s text:c="15"/>&lt;option <text:s/>value="FI"&gt;Firenze&lt;/option&gt;<text:line-break/> <text:s text:c="15"/>&lt;option <text:s/>value="FG"&gt;Foggia&lt;/option&gt;<text:line-break/> <text:s text:c="15"/>&lt;option <text:s/>value="FO"&gt;Forl&amp;igrave;-Cesena&lt;/option&gt;<text:line-break/> <text:s text:c="15"/>&lt;option <text:s/>value="FR"&gt;Frosinone&lt;/option&gt;<text:line-break/> <text:s text:c="15"/>&lt;option <text:s/>value="GE"&gt;Genova&lt;/option&gt;<text:line-break/> <text:s text:c="15"/>&lt;option <text:s/>value="GO"&gt;Gorizia&lt;/option&gt;<text:line-break/> <text:s text:c="15"/>&lt;option <text:s/>value="GR"&gt;Grosseto&lt;/option&gt;<text:line-break/> <text:s text:c="15"/>&lt;option <text:s/>value="IM"&gt;Imperia&lt;/option&gt;<text:line-break/> <text:s text:c="15"/>&lt;option <text:s/>value="IS"&gt;Isernia&lt;/option&gt;<text:line-break/> <text:s text:c="15"/>&lt;option <text:s/>value="AQ"&gt;L'Aquila&lt;/option&gt;<text:line-break/> <text:s text:c="15"/>&lt;option <text:s/>value="SP"&gt;La Spezia&lt;/option&gt;<text:line-break/> <text:s text:c="15"/>&lt;option <text:s/>value="LT"&gt;Latina&lt;/option&gt;<text:line-break/> <text:s text:c="15"/>&lt;option <text:s/>value="LE"&gt;Lecce&lt;/option&gt;<text:line-break/> <text:s text:c="15"/>&lt;option <text:s/>value="LC"&gt;Lecco&lt;/option&gt;<text:line-break/> <text:s text:c="15"/>&lt;option <text:s/>value="LI"&gt;Livorno&lt;/option&gt;<text:line-break/> <text:s text:c="15"/>&lt;option <text:s/>value="LO"&gt;Lodi&lt;/option&gt;<text:line-break/> <text:s text:c="15"/>&lt;option <text:s/>value="LU"&gt;Lucca&lt;/option&gt;<text:line-break/><text:soft-page-break/> <text:s text:c="15"/>&lt;option <text:s/>value="MC"&gt;Macerata&lt;/option&gt;<text:line-break/> <text:s text:c="15"/>&lt;option <text:s/>value="MN"&gt;Mantova&lt;/option&gt;<text:line-break/> <text:s text:c="15"/>&lt;option <text:s/>value="MS"&gt;Massa-Carrara&lt;/option&gt;<text:line-break/> <text:s text:c="15"/>&lt;option <text:s/>value="MT"&gt;Matera&lt;/option&gt;<text:line-break/> <text:s text:c="15"/>&lt;option <text:s/>value="MD"&gt;Medio Campidano&lt;/option&gt;<text:line-break/> <text:s text:c="15"/>&lt;option <text:s/>value="ME"&gt;Messina&lt;/option&gt;<text:line-break/> <text:s text:c="15"/>&lt;option <text:s/>value="MI"&gt;Milano&lt;/option&gt;<text:line-break/> <text:s text:c="15"/>&lt;option <text:s/>value="MO"&gt;Modena&lt;/option&gt;<text:line-break/> <text:s text:c="15"/>&lt;option <text:s/>value="NA"&gt;Napoli&lt;/option&gt;<text:line-break/> <text:s text:c="15"/>&lt;option <text:s/>value="NO"&gt;Novara&lt;/option&gt;<text:line-break/> <text:s text:c="15"/>&lt;option <text:s/>value="NU"&gt;Nuoro&lt;/option&gt;<text:line-break/> <text:s text:c="15"/>&lt;option <text:s/>value="OG"&gt;Ogliastra&lt;/option&gt;<text:line-break/> <text:s text:c="15"/>&lt;option <text:s/>value="OT"&gt;Olbia Tempio&lt;/option&gt;<text:line-break/> <text:s text:c="15"/>&lt;option <text:s/>value="OR"&gt;Oristano&lt;/option&gt;<text:line-break/> <text:s text:c="15"/>&lt;option <text:s/>value="PD"&gt;Padova&lt;/option&gt;<text:line-break/> <text:s text:c="15"/>&lt;option <text:s/>value="PA"&gt;Palermo&lt;/option&gt;<text:line-break/> <text:s text:c="15"/>&lt;option <text:s/>value="PR"&gt;Parma&lt;/option&gt;<text:line-break/> <text:s text:c="15"/>&lt;option <text:s/>value="PV"&gt;Pavia&lt;/option&gt;<text:line-break/> <text:s text:c="15"/>&lt;option <text:s/>value="PG"&gt;Perugia&lt;/option&gt;<text:line-break/> <text:s text:c="15"/>&lt;option <text:s/>value="PU"&gt;Pesaro-Urbino&lt;/option&gt;<text:line-break/> <text:s text:c="15"/>&lt;option <text:s/>value="PE"&gt;Pescara&lt;/option&gt;<text:line-break/> <text:s text:c="15"/>&lt;option <text:s/>value="PC"&gt;Piacenza&lt;/option&gt;<text:line-break/> <text:s text:c="15"/>&lt;option <text:s/>value="PI"&gt;Pisa&lt;/option&gt;<text:line-break/> <text:s text:c="15"/>&lt;option <text:s/>value="PT"&gt;Pistoia&lt;/option&gt;<text:line-break/> <text:s text:c="15"/>&lt;option <text:s/>value="PN"&gt;Pordenone&lt;/option&gt;<text:line-break/> <text:s text:c="15"/>&lt;option <text:s/>value="PZ"&gt;Potenza&lt;/option&gt;<text:line-break/> <text:s text:c="15"/>&lt;option <text:s/>value="PO"&gt;Prato&lt;/option&gt;<text:line-break/> <text:s text:c="15"/>&lt;option <text:s/>value="RG"&gt;Ragusa&lt;/option&gt;<text:line-break/> <text:s text:c="15"/>&lt;option <text:s/>value="RA"&gt;Ravenna&lt;/option&gt;<text:line-break/> <text:s text:c="15"/>&lt;option <text:s/>value="RC"&gt;Reggio Calabria&lt;/option&gt;<text:line-break/> <text:s text:c="15"/>&lt;option <text:s/>value="RE"&gt;Reggio Emilia&lt;/option&gt;<text:line-break/> <text:s text:c="15"/>&lt;option <text:s/>value="RI"&gt;Rieti&lt;/option&gt;<text:line-break/> <text:s text:c="15"/>&lt;option <text:s/>value="RN"&gt;Rimini&lt;/option&gt;<text:line-break/> <text:s text:c="15"/>&lt;option <text:s/>value="RM"&gt;Roma&lt;/option&gt;<text:line-break/> <text:s text:c="15"/>&lt;option <text:s/>value="RO"&gt;Rovigo&lt;/option&gt;<text:line-break/> <text:s text:c="15"/>&lt;option <text:s/>value="SA"&gt;Salerno&lt;/option&gt;<text:line-break/> <text:s text:c="15"/>&lt;option <text:s/>value="SS"&gt;Sassari&lt;/option&gt;<text:line-break/> <text:s text:c="15"/>&lt;option <text:s/>value="SV"&gt;Savona&lt;/option&gt;<text:line-break/> <text:s text:c="15"/>&lt;option <text:s/>value="SI"&gt;Siena&lt;/option&gt;<text:line-break/> <text:s text:c="15"/>&lt;option <text:s/>value="SR"&gt;Siracusa&lt;/option&gt;<text:line-break/> <text:s text:c="15"/>&lt;option <text:s/>value="SO"&gt;Sondrio&lt;/option&gt;<text:line-break/> <text:s text:c="15"/>&lt;option <text:s/>value="TA"&gt;Taranto&lt;/option&gt;<text:line-break/> <text:s text:c="15"/>&lt;option <text:s/>value="TE"&gt;Teramo&lt;/option&gt;<text:line-break/> <text:s text:c="15"/>&lt;option <text:s/>value="TR"&gt;Terni&lt;/option&gt;<text:line-break/> <text:s text:c="15"/>&lt;option <text:s/>value="TO"&gt;Torino&lt;/option&gt;<text:line-break/> <text:s text:c="15"/>&lt;option <text:s/>value="TP"&gt;Trapani&lt;/option&gt;<text:line-break/> <text:s text:c="15"/>&lt;option <text:s/>value="TN"&gt;Trento&lt;/option&gt;<text:line-break/> <text:s text:c="15"/>&lt;option <text:s/>value="TV"&gt;Treviso&lt;/option&gt;<text:line-break/> <text:s text:c="15"/>&lt;option <text:s/>value="TS"&gt;Trieste&lt;/option&gt;<text:line-break/> <text:s text:c="15"/>&lt;option selected value="UD"&gt;Udine&lt;/option&gt;<text:line-break/> <text:s text:c="15"/>&lt;option <text:s/>value="VA"&gt;Varese&lt;/option&gt;<text:line-break/> <text:s text:c="15"/>&lt;option <text:s/>value="VE"&gt;Venezia&lt;/option&gt;<text:line-break/><text:soft-page-break/> <text:s text:c="15"/>&lt;option <text:s/>value="VB"&gt;Verbano-Cusio-Ossola&lt;/option&gt;<text:line-break/> <text:s text:c="15"/>&lt;option <text:s/>value="VC"&gt;Vercelli&lt;/option&gt;<text:line-break/> <text:s text:c="15"/>&lt;option <text:s/>value="VR"&gt;Verona&lt;/option&gt;<text:line-break/> <text:s text:c="15"/>&lt;option <text:s/>value="VV"&gt;Vibo Valentia&lt;/option&gt;<text:line-break/> <text:s text:c="15"/>&lt;option <text:s/>value="VI"&gt;Vicenza&lt;/option&gt;<text:line-break/> <text:s text:c="15"/>&lt;option <text:s/>value="VT"&gt;Viterbo&lt;/option&gt;<text:line-break/> <text:s text:c="13"/>&lt;/select&gt;&lt;br&gt;<text:line-break/> <text:s text:c="5"/>&lt;br&gt;<text:line-break/> <text:s text:c="5"/>&lt;input name="Pulsante" type="button" value="Procedi" onClick="document.location='inserisci-annuncio.php?provincia='+window.document. form1.provincia.value" class="myinput"&gt;<text:line-break/> <text:s text:c="15"/>&lt;/form&gt;&lt;/td&gt;<text:line-break/><text:tab/> <text:s text:c="5"/>&lt;/tr&gt;<text:line-break/> <text:s text:c="7"/>&lt;tr&gt;<text:line-break/> <text:s text:c="9"/>&lt;td&gt;&amp;nbsp;&lt;/td&gt;<text:line-break/> <text:s text:c="9"/>&lt;/tr&gt;<text:line-break/> <text:s text:c="5"/>&lt;/table&gt;&lt;/td&gt;&lt;/tr&gt;&lt;/table&gt;<text:line-break/><text:tab/><text:tab/>&lt;br&gt;<text:line-break/><text:tab/><text:tab/>&lt;br&gt;<text:line-break/><text:tab/><text:tab/>&lt;/div&gt;<text:line-break/><text:tab/><text:tab/>&lt;/div&gt;<text:line-break/><text:tab/>&lt;div id="footer"&gt;<text:line-break/><text:tab/><text:tab/> &amp;copy; 2006-2007 Cubo Italia srl - Area Intranet Cubo Casa - Tutti i diritti riservati <text:line-break/> <text:tab/>&lt;/div&gt;<text:line-break/><text:tab/>&lt;/div&gt;<text:line-break/>&lt;/div&gt;<text:line-break/><text:line-break/>&lt;script src="http://www.google-analytics.com/urchin.js" type="text/javascript"&gt;<text:line-break/>&lt;/script&gt;<text:line-break/>&lt;script type="text/javascript"&gt;<text:line-break/>_uacct = "UA-151245-1";<text:line-break/>urchinTracker();<text:line-break/>&lt;/script&gt;&lt;/body&gt;<text:line-break/>&lt;/html&gt;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GET /agenzie/inserisci-annuncio.php?provincia=UD HTTP/1.1</text:p>
      <text:p text:style-name="Standard">Host: www.cubocasa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ubocasa.it/agenzie/inserisci-annuncio.php</text:p>
      <text:p text:style-name="Standard">Cookie: PHPSESSID=6a1f844be9d6b11666f543c33597a204; ads_test=A; __utma=239882257.1343516407.1350808849.1350808849.1350808849.1; __utmb=239882257; __utmc=239882257; __utmz=239882257.1350808849.1.1.utmccn=(direct)|utmcsr=(direct)|utmcmd=(none)</text:p>
      <text:p text:style-name="Standard"/>
      <text:p text:style-name="Standard"/>
      <text:p text:style-name="Standard">HTTP/1.1 200 OK</text:p>
      <text:p text:style-name="Standard">Date: Sun, 21 Oct 2012 07:19:46 GMT</text:p>
      <text:p text:style-name="Standard">Server: Apache/2.0.52 (CentOS)</text:p>
      <text:p text:style-name="Standard">X-Powered-By: PHP/5.3.5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nection: close</text:p>
      <text:p text:style-name="Standard">Transfer-Encoding: chunked</text:p>
      <text:p text:style-name="Standard">Content-Type: text/html</text:p>
      <text:p text:style-name="Standard"/>
      <text:p text:style-name="Standard"/>
      <text:p text:style-name="Standard">&lt;!DOCTYPE HTML PUBLIC "-//W3C//DTD HTML 4.01 Transitional//EN"<text:line-break/>"http://www.w3.org/TR/html4/loose.dtd"&gt;<text:line-break/>&lt;html&gt;<text:line-break/>&lt;head&gt;<text:line-break/>&lt;meta http-equiv="Content-Type" content="text/html; charset=iso-8859-1"&gt;<text:line-break/>&lt;title&gt;CuboCasa Area Agenzie&lt;/title&gt;<text:line-break/>&lt;link href="css/stile.css" rel="stylesheet" type="text/css"&gt;<text:line-break/>&lt;script src="js/prototype.js" language="javascript"&gt;&lt;/script&gt;<text:line-break/><text:line-break/>&lt;script type="text/JavaScript"&gt;<text:line-break/>&lt;!--<text:line-break/>function MM_openBrWindow(theURL,winName,features) { //v2.0<text:line-break/> <text:s/>window.open(theURL,winName,features);<text:line-break/>}<text:line-break/>//--&gt;<text:line-break/><text:line-break/>function update_frazione(idComune){<text:line-break/><text:tab/>var url = 'out_frazioni.php?idComune=' + <text:s/>idComune;<text:line-break/><text:tab/>new Ajax.Updater('idFrazione',url);<text:line-break/>}<text:line-break/>&lt;/script&gt;<text:line-break/>&lt;/head&gt;<text:line-break/><text:line-break/>&lt;body&gt;<text:line-break/>&lt;div id="contenitore"&gt;<text:line-break/><text:tab/>&lt;div id="container"&gt;<text:line-break/><text:soft-page-break/><text:tab/>&lt;div id="header"&gt;<text:line-break/><text:tab/></text:p>
      <text:p text:style-name="Standard"/>
      <text:p text:style-name="Standard">&lt;div id="strisciaAlta"&gt; Cubo Italia srl &lt;/div&gt;</text:p>
      <text:p text:style-name="Standard"><text:tab/><text:tab/>&lt;div id="bannerTop"&gt;</text:p>
      <text:p text:style-name="Standard"><text:tab/><text:tab/> <text:s/>&lt;table width="95%" border="0" cellpadding="0" cellspacing="0"&gt;</text:p>
      <text:p text:style-name="Standard"/>
      <text:p text:style-name="Standard"><text:s text:c="12"/>&lt;tr&gt;</text:p>
      <text:p text:style-name="Standard"><text:s text:c="14"/>&lt;td valign="top"&gt;&lt;div align="right"&gt;&lt;B&gt;AREA RISERVATA &lt;/B&gt;</text:p>
      <text:p text:style-name="Standard"><text:s text:c="22"/>&lt;span class="testoarancio"&gt;Case&amp;amp;Case&lt;/B&gt;&lt;/span&gt; - data attivazione: &lt;span class="testoarancio"&gt;21/10/2012&lt;/span&gt;&lt;br&gt;&lt;br&gt;</text:p>
      <text:p text:style-name="Standard"><text:s text:c="22"/>&lt;/span&gt;</text:p>
      <text:p text:style-name="Standard"><text:s text:c="22"/>&lt;table width="90%" <text:s/>border="0" cellspacing="0" cellpadding="0"&gt;</text:p>
      <text:p text:style-name="Standard"><text:s/>&lt;tr&gt;</text:p>
      <text:p text:style-name="Standard"><text:s text:c="26"/>&lt;td&gt;&lt;div align="right"&gt;</text:p>
      <text:p text:style-name="Standard"><text:s text:c="26"/>annunci inseriti: &lt;span class="testoarancio"&gt;</text:p>
      <text:p text:style-name="Standard"><text:s text:c="30"/>&lt;span class="testoarancio"&gt;0&lt;/span&gt;&lt;/span&gt; - annunci attivi: &lt;span class="testoarancio"&gt;&lt;span class="testoarancio"&gt;0&lt;/span&gt;&lt;/span&gt; - annunci eliminati: &lt;span class="testoarancio"&gt;&lt;span class="testoarancio"&gt;0&lt;/span&gt;&lt;/span&gt; - annunci scaduti/sospesi: &lt;span class="testoarancio"&gt;&lt;span class="testoarancio"&gt;0&lt;/span&gt; </text:p>
      <text:p text:style-name="Standard"><text:s text:c="26"/>&lt;/span&gt;&lt;/div&gt;&lt;/td&gt;</text:p>
      <text:p text:style-name="Standard"><text:s text:c="24"/>&lt;/tr&gt;</text:p>
      <text:p text:style-name="Standard"><text:s text:c="22"/>&lt;/table&gt;</text:p>
      <text:p text:style-name="Standard"><text:s text:c="22"/>&lt;span class="testoarancio"&gt; <text:s text:c="21"/>&lt;/span&gt;&lt;/div&gt;&lt;/td&gt;</text:p>
      <text:p text:style-name="Standard"><text:s text:c="12"/>&lt;/tr&gt;</text:p>
      <text:p text:style-name="Standard"><text:s text:c="10"/>&lt;/table&gt;</text:p>
      <text:p text:style-name="Standard"><text:tab/> <text:s text:c="3"/>&lt;/div&gt;</text:p>
      <text:p text:style-name="Standard"><text:tab/><text:tab/> <text:s/>&lt;div id="menuSito"&gt;</text:p>
      <text:p text:style-name="Standard"><text:tab/><text:tab/><text:tab/>&lt;a href="index.php"&gt;Home&lt;/a&gt; | </text:p>
      <text:p text:style-name="Standard"><text:tab/><text:tab/><text:tab/>&lt;a href="dati.php"&gt;Profilo&lt;/a&gt; | </text:p>
      <text:p text:style-name="Standard"><text:tab/><text:tab/><text:tab/>&lt;a href="elenco-ordini.php"&gt;Ordini&lt;/a&gt; | </text:p>
      <text:p text:style-name="Standard"><text:tab/><text:tab/><text:tab/>&lt;a href="documenti.php"&gt;Documenti&lt;/a&gt; | </text:p>
      <text:p text:style-name="Standard"><text:tab/><text:tab/><text:tab/>&lt;a href="report.php"&gt;Statistiche&lt;/a&gt; |</text:p>
      <text:p text:style-name="Standard"><text:tab/><text:tab/><text:tab/>&lt;a href="_logout.php"&gt;Exit&lt;/a&gt;<text:tab/><text:tab/>&lt;/div&gt;</text:p>
      <text:p text:style-name="Standard"><text:tab/><text:tab/><text:tab/>&lt;/div&gt;<text:line-break/><text:tab/><text:tab/>&lt;div id="main"&gt;<text:line-break/><text:tab/><text:tab/>&lt;div id="colonnaSx"&gt;<text:line-break/> <text:s text:c="9"/>&lt;div class="boxSx"&gt;<text:line-break/>&lt;h2&gt;Annunci&lt;/h2&gt;<text:line-break/>&lt;ul &gt;<text:line-break/><text:tab/><text:tab/><text:tab/>&lt;li style="background:#FFFF00;"&gt;&lt;a href="inserisci-annuncio.php"&gt;&lt;b&gt;Inserisci un Annuncio&lt;/b&gt;&lt;/a&gt;&lt;/li&gt;<text:line-break/><text:tab/><text:tab/><text:tab/>&lt;li&gt;&lt;a href="annunci.php"&gt;Gestione Annunci&lt;/a&gt;&lt;/li&gt;<text:line-break/><text:tab/><text:tab/><text:tab/>&lt;li&gt;&lt;a href="richieste-annunci.php"&gt;Richieste Annunci&lt;/a&gt;&lt;/li&gt;<text:line-break/><text:tab/><text:tab/><text:tab/>&lt;li style="border:none;"&gt;&lt;a href="richieste-valutazioni.php"&gt;Richieste Valutazione&lt;/a&gt;&lt;/li&gt;<text:line-break/>&lt;/ul&gt;<text:line-break/>&lt;/div&gt;<text:line-break/>&lt;div class="boxSx"&gt;<text:line-break/>&lt;h2&gt;Statistiche&lt;/h2&gt;<text:line-break/>&lt;ul &gt;<text:line-break/> <text:s/><text:tab/>&lt;li style="border:none;"&gt;&lt;a href="report.php"&gt;Statistiche generali&lt;/a&gt;&lt;/li&gt;<text:line-break/><text:soft-page-break/><text:tab/>&lt;/ul&gt;<text:line-break/> <text:line-break/>&lt;/div&gt;&lt;div class="boxSx"&gt;<text:line-break/>&lt;h2&gt;Supporto&lt;/h2&gt;<text:line-break/>&lt;ul &gt;<text:line-break/><text:tab/><text:tab/><text:tab/>&lt;li&gt;&lt;a href="ticket.php"&gt;Inserimento Ticket&lt;/a&gt;&lt;/li&gt;<text:line-break/><text:tab/><text:tab/><text:tab/>&lt;li style="border:none;"&gt;&lt;a href="cerca-ticket.php"&gt;Visualizza Ticket&lt;/a&gt;&lt;/li&gt;<text:line-break/>&lt;/ul&gt;<text:line-break/>&lt;/div&gt;<text:line-break/>&lt;div class="boxSx"&gt;<text:line-break/>&lt;h2&gt;News&lt;/h2&gt;<text:line-break/>&lt;ul &gt;<text:line-break/><text:tab/><text:tab/><text:tab/>&lt;li&gt;&lt;a href="novita-news.php"&gt;Novità e Promozioni&lt;/a&gt;&lt;/li&gt;<text:line-break/><text:tab/><text:tab/><text:tab/><text:tab/><text:tab/><text:tab/><text:tab/>&lt;li&gt;&lt;a href="novita-news.php?ann=2008"&gt;<text:line-break/><text:tab/><text:tab/><text:tab/><text:tab/><text:tab/><text:tab/>archivio 2008<text:tab/><text:tab/><text:tab/><text:tab/><text:tab/>&lt;/a&gt;&lt;/li&gt;<text:line-break/><text:tab/><text:tab/><text:tab/><text:tab/><text:tab/><text:tab/><text:tab/><text:tab/>&lt;li&gt;&lt;a href="novita-news.php?ann=2007"&gt;<text:line-break/><text:tab/><text:tab/><text:tab/><text:tab/><text:tab/><text:tab/>archivio 2007<text:tab/><text:tab/><text:tab/><text:tab/><text:tab/>&lt;/a&gt;&lt;/li&gt;<text:line-break/><text:tab/><text:tab/><text:tab/><text:tab/><text:tab/><text:tab/><text:tab/><text:tab/>&lt;li&gt;&lt;a href="novita-news.php?ann=2006"&gt;<text:line-break/><text:tab/><text:tab/><text:tab/><text:tab/><text:tab/><text:tab/>archivio 2006<text:tab/><text:tab/><text:tab/><text:tab/><text:tab/>&lt;/a&gt;&lt;/li&gt;<text:line-break/><text:tab/><text:tab/><text:tab/><text:tab/><text:tab/><text:tab/><text:tab/><text:tab/>&lt;li&gt;&lt;a href="novita-news.php?ann=2005"&gt;<text:line-break/><text:tab/><text:tab/><text:tab/><text:tab/><text:tab/><text:tab/>archivio 2005<text:tab/><text:tab/><text:tab/><text:tab/><text:tab/>&lt;/a&gt;&lt;/li&gt;<text:line-break/><text:tab/><text:tab/><text:tab/><text:tab/>&lt;li style="border:none; height:0px;"&gt;&lt;/li&gt;<text:line-break/>&lt;/ul&gt;<text:line-break/>&lt;/div&gt;<text:line-break/>&lt;div class="boxSx"&gt;<text:line-break/>&lt;h2&gt;Altro&lt;/h2&gt;<text:line-break/>&lt;ul &gt;<text:tab/><text:tab/><text:tab/><text:line-break/><text:tab/><text:tab/><text:tab/>&lt;li&gt;&lt;a href="dati.php"&gt;Profilo&lt;/a&gt; (&lt;a href="/agenzie/modifica-dati.php" style="background-color:#FFFF00"&gt;modifica&lt;/a&gt;)<text:tab/><text:tab/><text:tab/>&lt;/li&gt;<text:line-break/><text:tab/><text:tab/><text:tab/>&lt;li&gt;&lt;a href="tua-pagina.php"&gt;Presentati su CuboCasa&lt;/a&gt;&lt;/li&gt;<text:line-break/><text:tab/><text:tab/><text:tab/>&lt;li&gt;&lt;a href="segnala-cubocasa-agenzie.php"&gt;Segnala CuboCasa&lt;/a&gt;&lt;/li&gt;<text:line-break/><text:tab/><text:tab/><text:tab/>&lt;li&gt;&lt;a href="aiutaci-a-migliorare.php"&gt;Aiutaci a migliorare&lt;/a&gt;&lt;/li&gt;<text:line-break/>&lt;/ul&gt;<text:line-break/>&lt;ul&gt;<text:tab/><text:tab/><text:line-break/><text:tab/><text:tab/><text:tab/><text:line-break/><text:tab/><text:tab/><text:tab/>&lt;li style="border:none;"&gt;&lt;a href="_logout.php"&gt;Exit&lt;/a&gt;&lt;/li&gt;<text:line-break/>&lt;/ul&gt;<text:line-break/>&lt;/div&gt;<text:line-break/><text:tab/><text:tab/>&lt;/div&gt;<text:line-break/><text:tab/><text:tab/>&lt;div id="centrale"&gt;<text:line-break/>&lt;!-- inzizio area centrale --&gt;<text:line-break/>&lt;h4&gt;Inserimento Nuovo Annuncio&lt;/h4&gt;<text:line-break/>&lt;table width="100%" border="0" cellspacing="1" cellpadding="0" bgcolor="#D9D9D9"&gt;<text:line-break/> <text:s/>&lt;tr&gt;<text:line-break/> <text:s text:c="3"/>&lt;td width="" style="padding:0px;"&gt;<text:tab/><text:tab/><text:line-break/><text:tab/> <text:s/>&lt;table width="100%" align="center" bgcolor="#FFFFFF"&gt;<text:line-break/><text:tab/> <text:s text:c="3"/>&lt;tr&gt;<text:line-break/> <text:s text:c="9"/>&lt;td&gt;&lt;form name="form1" method="post" action="_inserisci-annuncio.php"&gt;<text:line-break/><text:soft-page-break/> <text:s text:c="25"/>&lt;input name="provincia" type="hidden" id="provincia" value="UD"&gt;<text:line-break/> <text:s text:c="5"/><text:tab/> <text:s text:c="8"/><text:tab/><text:tab/><text:tab/><text:tab/> <text:s/>&lt;table width="90%" align="center" class="tabForm"&gt;<text:line-break/> <text:s text:c="7"/><text:tab/><text:tab/><text:tab/><text:tab/>&lt;tr&gt;<text:line-break/> <text:s text:c="9"/><text:tab/><text:tab/><text:tab/><text:tab/> <text:s/>&lt;td colspan="2"&gt;&lt;table width="100%" border="0" cellspacing="0" cellpadding="1"&gt;<text:line-break/> <text:s text:c="29"/>&lt;tr&gt;<text:line-break/> <text:s text:c="31"/>&lt;td width="6%"&gt;&lt;font size="1"&gt;&lt;font size="1"&gt;&lt;img src="images/info.gif" width="30" height="30"&gt;&lt;/font&gt;&lt;/font&gt;&lt;/td&gt;<text:line-break/> <text:s text:c="31"/>&lt;td width="94%"&gt;&lt;img src="images/featured_content_bullets.gif" width="10" height="10"&gt; &lt;span class="testorosso"&gt;Obbligatorio &lt;/span&gt;&amp;nbsp;&amp;nbsp;&amp;nbsp;&lt;img src="images/featured_content_bullets_b.gif" width="10" height="10"&gt; &lt;span class="testoarancio"&gt;Facoltativo&lt;/span&gt;&amp;nbsp;&amp;nbsp;&amp;nbsp;&lt;img src="images/featured_content_bullets_g.gif" width="10" height="10"&gt; Indicazioni &lt;/td&gt;<text:line-break/> <text:s text:c="29"/>&lt;/tr&gt;<text:line-break/> <text:s text:c="29"/><text:line-break/> <text:s text:c="27"/>&lt;/table&gt; <text:s text:c="6"/><text:tab/><text:tab/><text:tab/><text:tab/> <text:s text:c="5"/>&lt;/td&gt;<text:line-break/><text:tab/><text:tab/><text:tab/><text:tab/><text:tab/><text:tab/>&lt;/tr&gt;<text:line-break/> <text:s text:c="7"/><text:tab/><text:tab/><text:tab/><text:tab/>&lt;tr&gt;<text:line-break/> <text:s text:c="9"/><text:tab/><text:tab/><text:tab/><text:tab/> <text:s/>&lt;th colspan="2"&gt;&lt;hr size="1" noshade&gt;&lt;/th&gt;<text:line-break/><text:tab/><text:tab/><text:tab/><text:tab/><text:tab/><text:tab/>&lt;/tr&gt;<text:line-break/> <text:s text:c="7"/><text:tab/><text:tab/><text:tab/><text:tab/>&lt;tr&gt;<text:line-break/> <text:s text:c="25"/>&lt;th class="testorosso"&gt;Codice Annuncio &lt;/th&gt;<text:line-break/> <text:s text:c="25"/>&lt;td&gt;&lt;input name="codice" type="text" class="inputbox" id="codice" value="" size="10" maxlength="10"&gt;<text:line-break/> <text:s text:c="29"/>&lt;span class="testoarancio"&gt;&lt;img src="images/featured_content_bullets.gif" width="10" height="10"&gt;&lt;/span&gt;&lt;/td&gt;<text:line-break/> <text:s text:c="5"/><text:tab/><text:tab/><text:tab/><text:tab/> <text:s/>&lt;/tr&gt;<text:line-break/> <text:s text:c="7"/><text:tab/><text:tab/><text:tab/><text:tab/>&lt;tr&gt;<text:line-break/> <text:s text:c="7"/><text:tab/><text:tab/><text:tab/><text:tab/> <text:s/>&lt;td&gt;&amp;nbsp;&lt;/td&gt;<text:line-break/> <text:s text:c="7"/><text:tab/><text:tab/><text:tab/><text:tab/> <text:s/>&lt;td&gt;&lt;table width="100%" border="0" cellspacing="0" cellpadding="1"&gt;<text:line-break/> <text:s text:c="27"/>&lt;tr&gt;<text:line-break/> <text:s text:c="29"/>&lt;td width="6%"&gt;&lt;font size="1"&gt;&lt;font size="1"&gt;&lt;img src="images/info.gif" width="30" height="30"&gt;&lt;/font&gt;&lt;/font&gt;&lt;/td&gt;<text:line-break/> <text:s text:c="29"/>&lt;td width="94%"&gt;&lt;font size="1"&gt;Utilizzate il Vostro Codice Annuncio <text:s/>interno. Il vostro codice preceduto da &lt;strong&gt;&amp;quot;cb&amp;quot;&lt;/strong&gt; il codice che identifica CuboCasa &lt;/font&gt;&lt;/td&gt;<text:line-break/> <text:s text:c="27"/>&lt;/tr&gt;<text:line-break/> <text:s text:c="25"/>&lt;/table&gt;&lt;/td&gt;<text:line-break/> <text:s text:c="5"/><text:tab/><text:tab/><text:tab/><text:tab/> <text:s/>&lt;/tr&gt;<text:line-break/> <text:s text:c="7"/><text:tab/><text:tab/><text:tab/><text:tab/>&lt;tr&gt;<text:line-break/> <text:s text:c="9"/><text:tab/><text:tab/><text:tab/><text:tab/> <text:s/>&lt;td width="253"&gt;Comune in provincia di &lt;b&gt;UD&lt;/b&gt; &lt;/td&gt;<text:line-break/><text:tab/><text:tab/><text:tab/><text:tab/><text:tab/><text:tab/> <text:s/>&lt;td width="406"&gt;<text:line-break/><text:tab/><text:tab/><text:tab/><text:tab/><text:tab/><text:tab/><text:tab/> <text:s text:c="13"/>&lt;select name="idComune" class="inputbox" id="idComune" onChange="update_frazione(this.value)"&gt;<text:line-break/> <text:s text:c="15"/><text:tab/><text:tab/><text:tab/> <text:s text:c="17"/><text:tab/><text:tab/><text:tab/> <text:s/>&lt;option <text:s/>value="1808"&gt;Aiello del Friuli&lt;/option&gt;<text:line-break/> <text:s text:c="15"/><text:tab/><text:tab/><text:tab/> <text:s text:c="17"/><text:tab/><text:tab/><text:tab/> <text:s/>&lt;option <text:s/>value="1809"&gt;Amaro&lt;/option&gt;<text:line-break/> <text:s text:c="15"/><text:tab/><text:tab/><text:tab/> <text:s text:c="17"/><text:tab/><text:tab/><text:tab/> <text:s/>&lt;option <text:s/>value="1810"&gt;Ampezzo&lt;/option&gt;<text:line-break/> <text:s text:c="15"/><text:tab/><text:tab/><text:tab/> <text:s text:c="17"/><text:tab/><text:tab/><text:tab/> <text:s/>&lt;option <text:s/><text:soft-page-break/>value="1811"&gt;Aquileia&lt;/option&gt;<text:line-break/> <text:s text:c="15"/><text:tab/><text:tab/><text:tab/> <text:s text:c="17"/><text:tab/><text:tab/><text:tab/> <text:s/>&lt;option <text:s/>value="1812"&gt;Arta Terme&lt;/option&gt;<text:line-break/> <text:s text:c="15"/><text:tab/><text:tab/><text:tab/> <text:s text:c="17"/><text:tab/><text:tab/><text:tab/> <text:s/>&lt;option <text:s/>value="1813"&gt;Artegna&lt;/option&gt;<text:line-break/> <text:s text:c="15"/><text:tab/><text:tab/><text:tab/> <text:s text:c="17"/><text:tab/><text:tab/><text:tab/> <text:s/>&lt;option <text:s/>value="1814"&gt;Attimis&lt;/option&gt;<text:line-break/> <text:s text:c="15"/><text:tab/><text:tab/><text:tab/> <text:s text:c="17"/><text:tab/><text:tab/><text:tab/> <text:s/>&lt;option <text:s/>value="1815"&gt;Bagnaria Arsa&lt;/option&gt;<text:line-break/> <text:s text:c="15"/><text:tab/><text:tab/><text:tab/> <text:s text:c="17"/><text:tab/><text:tab/><text:tab/> <text:s/>&lt;option <text:s/>value="1816"&gt;Basiliano&lt;/option&gt;<text:line-break/> <text:s text:c="15"/><text:tab/><text:tab/><text:tab/> <text:s text:c="17"/><text:tab/><text:tab/><text:tab/> <text:s/>&lt;option <text:s/>value="1817"&gt;Bertiolo&lt;/option&gt;<text:line-break/> <text:s text:c="15"/><text:tab/><text:tab/><text:tab/> <text:s text:c="17"/><text:tab/><text:tab/><text:tab/> <text:s/>&lt;option <text:s/>value="1818"&gt;Bicinicco&lt;/option&gt;<text:line-break/> <text:s text:c="15"/><text:tab/><text:tab/><text:tab/> <text:s text:c="17"/><text:tab/><text:tab/><text:tab/> <text:s/>&lt;option <text:s/>value="1819"&gt;Bordano&lt;/option&gt;<text:line-break/> <text:s text:c="15"/><text:tab/><text:tab/><text:tab/> <text:s text:c="17"/><text:tab/><text:tab/><text:tab/> <text:s/>&lt;option <text:s/>value="1820"&gt;Buia&lt;/option&gt;<text:line-break/> <text:s text:c="15"/><text:tab/><text:tab/><text:tab/> <text:s text:c="17"/><text:tab/><text:tab/><text:tab/> <text:s/>&lt;option <text:s/>value="1821"&gt;Buttrio&lt;/option&gt;<text:line-break/> <text:s text:c="15"/><text:tab/><text:tab/><text:tab/> <text:s text:c="17"/><text:tab/><text:tab/><text:tab/> <text:s/>&lt;option <text:s/>value="1822"&gt;Camino al Tagliamento&lt;/option&gt;<text:line-break/> <text:s text:c="15"/><text:tab/><text:tab/><text:tab/> <text:s text:c="17"/><text:tab/><text:tab/><text:tab/> <text:s/>&lt;option <text:s/>value="1823"&gt;Campoformido&lt;/option&gt;<text:line-break/> <text:s text:c="15"/><text:tab/><text:tab/><text:tab/> <text:s text:c="17"/><text:tab/><text:tab/><text:tab/> <text:s/>&lt;option <text:s/>value="1824"&gt;Campolongo al Torre&lt;/option&gt;<text:line-break/> <text:s text:c="15"/><text:tab/><text:tab/><text:tab/> <text:s text:c="17"/><text:tab/><text:tab/><text:tab/> <text:s/>&lt;option <text:s/>value="1825"&gt;Carlino&lt;/option&gt;<text:line-break/> <text:s text:c="15"/><text:tab/><text:tab/><text:tab/> <text:s text:c="17"/><text:tab/><text:tab/><text:tab/> <text:s/>&lt;option <text:s/>value="1826"&gt;Cassacco&lt;/option&gt;<text:line-break/> <text:s text:c="15"/><text:tab/><text:tab/><text:tab/> <text:s text:c="17"/><text:tab/><text:tab/><text:tab/> <text:s/>&lt;option <text:s/>value="1827"&gt;Castions di Strada&lt;/option&gt;<text:line-break/> <text:s text:c="15"/><text:tab/><text:tab/><text:tab/> <text:s text:c="17"/><text:tab/><text:tab/><text:tab/> <text:s/>&lt;option <text:s/>value="1828"&gt;Cavazzo Carnico&lt;/option&gt;<text:line-break/> <text:s text:c="15"/><text:tab/><text:tab/><text:tab/> <text:s text:c="17"/><text:tab/><text:tab/><text:tab/> <text:s/>&lt;option <text:s/>value="1829"&gt;Cercivento&lt;/option&gt;<text:line-break/> <text:s text:c="15"/><text:tab/><text:tab/><text:tab/> <text:s text:c="17"/><text:tab/><text:tab/><text:tab/> <text:s/>&lt;option <text:s/>value="1830"&gt;Cervignano del Friuli&lt;/option&gt;<text:line-break/> <text:s text:c="15"/><text:tab/><text:tab/><text:tab/> <text:s text:c="17"/><text:tab/><text:tab/><text:tab/> <text:s/>&lt;option <text:s/>value="1831"&gt;Chiopris-Viscone&lt;/option&gt;<text:line-break/> <text:s text:c="15"/><text:tab/><text:tab/><text:tab/> <text:s text:c="17"/><text:tab/><text:tab/><text:tab/> <text:s/>&lt;option <text:s/>value="1832"&gt;Chiusaforte&lt;/option&gt;<text:line-break/> <text:s text:c="15"/><text:tab/><text:tab/><text:tab/> <text:s text:c="17"/><text:tab/><text:tab/><text:tab/> <text:s/>&lt;option <text:s/>value="1833"&gt;Cividale del Friuli&lt;/option&gt;<text:line-break/> <text:s text:c="15"/><text:tab/><text:tab/><text:tab/> <text:s text:c="17"/><text:tab/><text:tab/><text:tab/> <text:s/>&lt;option <text:s/>value="1834"&gt;Codroipo&lt;/option&gt;<text:line-break/> <text:s text:c="15"/><text:tab/><text:tab/><text:tab/> <text:s text:c="17"/><text:tab/><text:tab/><text:tab/> <text:s/>&lt;option <text:s/>value="1835"&gt;Colloredo di Monte Albano&lt;/option&gt;<text:line-break/> <text:s text:c="15"/><text:tab/><text:tab/><text:tab/> <text:s text:c="17"/><text:tab/><text:tab/><text:tab/> <text:s/>&lt;option <text:s/>value="1836"&gt;Comeglians&lt;/option&gt;<text:line-break/> <text:s text:c="15"/><text:tab/><text:tab/><text:tab/> <text:s text:c="17"/><text:tab/><text:tab/><text:tab/> <text:s/>&lt;option <text:s/>value="1837"&gt;Corno di Rosazzo&lt;/option&gt;<text:line-break/><text:soft-page-break/> <text:s text:c="15"/><text:tab/><text:tab/><text:tab/> <text:s text:c="17"/><text:tab/><text:tab/><text:tab/> <text:s/>&lt;option <text:s/>value="1838"&gt;Coseano&lt;/option&gt;<text:line-break/> <text:s text:c="15"/><text:tab/><text:tab/><text:tab/> <text:s text:c="17"/><text:tab/><text:tab/><text:tab/> <text:s/>&lt;option <text:s/>value="1839"&gt;Dignano&lt;/option&gt;<text:line-break/> <text:s text:c="15"/><text:tab/><text:tab/><text:tab/> <text:s text:c="17"/><text:tab/><text:tab/><text:tab/> <text:s/>&lt;option <text:s/>value="1840"&gt;Dogna&lt;/option&gt;<text:line-break/> <text:s text:c="15"/><text:tab/><text:tab/><text:tab/> <text:s text:c="17"/><text:tab/><text:tab/><text:tab/> <text:s/>&lt;option <text:s/>value="1841"&gt;Drenchia&lt;/option&gt;<text:line-break/> <text:s text:c="15"/><text:tab/><text:tab/><text:tab/> <text:s text:c="17"/><text:tab/><text:tab/><text:tab/> <text:s/>&lt;option <text:s/>value="1842"&gt;Enemonzo&lt;/option&gt;<text:line-break/> <text:s text:c="15"/><text:tab/><text:tab/><text:tab/> <text:s text:c="17"/><text:tab/><text:tab/><text:tab/> <text:s/>&lt;option <text:s/>value="1843"&gt;Faedis&lt;/option&gt;<text:line-break/> <text:s text:c="15"/><text:tab/><text:tab/><text:tab/> <text:s text:c="17"/><text:tab/><text:tab/><text:tab/> <text:s/>&lt;option <text:s/>value="1844"&gt;Fagagna&lt;/option&gt;<text:line-break/> <text:s text:c="15"/><text:tab/><text:tab/><text:tab/> <text:s text:c="17"/><text:tab/><text:tab/><text:tab/> <text:s/>&lt;option <text:s/>value="1845"&gt;Fiumicello&lt;/option&gt;<text:line-break/> <text:s text:c="15"/><text:tab/><text:tab/><text:tab/> <text:s text:c="17"/><text:tab/><text:tab/><text:tab/> <text:s/>&lt;option <text:s/>value="1846"&gt;Flaibano&lt;/option&gt;<text:line-break/> <text:s text:c="15"/><text:tab/><text:tab/><text:tab/> <text:s text:c="17"/><text:tab/><text:tab/><text:tab/> <text:s/>&lt;option <text:s/>value="1847"&gt;Forgaria nel Friuli&lt;/option&gt;<text:line-break/> <text:s text:c="15"/><text:tab/><text:tab/><text:tab/> <text:s text:c="17"/><text:tab/><text:tab/><text:tab/> <text:s/>&lt;option <text:s/>value="1848"&gt;Forni Avoltri&lt;/option&gt;<text:line-break/> <text:s text:c="15"/><text:tab/><text:tab/><text:tab/> <text:s text:c="17"/><text:tab/><text:tab/><text:tab/> <text:s/>&lt;option <text:s/>value="1849"&gt;Forni di Sopra&lt;/option&gt;<text:line-break/> <text:s text:c="15"/><text:tab/><text:tab/><text:tab/> <text:s text:c="17"/><text:tab/><text:tab/><text:tab/> <text:s/>&lt;option <text:s/>value="1850"&gt;Forni di Sotto&lt;/option&gt;<text:line-break/> <text:s text:c="15"/><text:tab/><text:tab/><text:tab/> <text:s text:c="17"/><text:tab/><text:tab/><text:tab/> <text:s/>&lt;option <text:s/>value="1851"&gt;Gemona del Friuli&lt;/option&gt;<text:line-break/> <text:s text:c="15"/><text:tab/><text:tab/><text:tab/> <text:s text:c="17"/><text:tab/><text:tab/><text:tab/> <text:s/>&lt;option <text:s/>value="1852"&gt;Gonars&lt;/option&gt;<text:line-break/> <text:s text:c="15"/><text:tab/><text:tab/><text:tab/> <text:s text:c="17"/><text:tab/><text:tab/><text:tab/> <text:s/>&lt;option <text:s/>value="1853"&gt;Grimacco&lt;/option&gt;<text:line-break/> <text:s text:c="15"/><text:tab/><text:tab/><text:tab/> <text:s text:c="17"/><text:tab/><text:tab/><text:tab/> <text:s/>&lt;option <text:s/>value="1854"&gt;Latisana&lt;/option&gt;<text:line-break/> <text:s text:c="15"/><text:tab/><text:tab/><text:tab/> <text:s text:c="17"/><text:tab/><text:tab/><text:tab/> <text:s/>&lt;option <text:s/>value="1855"&gt;Lauco&lt;/option&gt;<text:line-break/> <text:s text:c="15"/><text:tab/><text:tab/><text:tab/> <text:s text:c="17"/><text:tab/><text:tab/><text:tab/> <text:s/>&lt;option <text:s/>value="1856"&gt;Lestizza&lt;/option&gt;<text:line-break/> <text:s text:c="15"/><text:tab/><text:tab/><text:tab/> <text:s text:c="17"/><text:tab/><text:tab/><text:tab/> <text:s/>&lt;option <text:s/>value="1857"&gt;Lignano Sabbiadoro&lt;/option&gt;<text:line-break/> <text:s text:c="15"/><text:tab/><text:tab/><text:tab/> <text:s text:c="17"/><text:tab/><text:tab/><text:tab/> <text:s/>&lt;option <text:s/>value="1858"&gt;Ligosullo&lt;/option&gt;<text:line-break/> <text:s text:c="15"/><text:tab/><text:tab/><text:tab/> <text:s text:c="17"/><text:tab/><text:tab/><text:tab/> <text:s/>&lt;option <text:s/>value="1859"&gt;Lusevera&lt;/option&gt;<text:line-break/> <text:s text:c="15"/><text:tab/><text:tab/><text:tab/> <text:s text:c="17"/><text:tab/><text:tab/><text:tab/> <text:s/>&lt;option <text:s/>value="1860"&gt;Magnano in Riviera&lt;/option&gt;<text:line-break/> <text:s text:c="15"/><text:tab/><text:tab/><text:tab/> <text:s text:c="17"/><text:tab/><text:tab/><text:tab/> <text:s/>&lt;option <text:s/>value="1861"&gt;Maiano&lt;/option&gt;<text:line-break/> <text:s text:c="15"/><text:tab/><text:tab/><text:tab/> <text:s text:c="17"/><text:tab/><text:tab/><text:tab/> <text:s/>&lt;option <text:s/>value="1862"&gt;Malborghetto Valbruna&lt;/option&gt;<text:line-break/> <text:s text:c="15"/><text:tab/><text:tab/><text:tab/> <text:s text:c="17"/><text:tab/><text:tab/><text:tab/> <text:s/>&lt;option <text:s/>value="1863"&gt;Manzano&lt;/option&gt;<text:line-break/><text:soft-page-break/> <text:s text:c="15"/><text:tab/><text:tab/><text:tab/> <text:s text:c="17"/><text:tab/><text:tab/><text:tab/> <text:s/>&lt;option <text:s/>value="1864"&gt;Marano Lagunare&lt;/option&gt;<text:line-break/> <text:s text:c="15"/><text:tab/><text:tab/><text:tab/> <text:s text:c="17"/><text:tab/><text:tab/><text:tab/> <text:s/>&lt;option <text:s/>value="1865"&gt;Martignacco&lt;/option&gt;<text:line-break/> <text:s text:c="15"/><text:tab/><text:tab/><text:tab/> <text:s text:c="17"/><text:tab/><text:tab/><text:tab/> <text:s/>&lt;option <text:s/>value="1866"&gt;Mereto di Tomba&lt;/option&gt;<text:line-break/> <text:s text:c="15"/><text:tab/><text:tab/><text:tab/> <text:s text:c="17"/><text:tab/><text:tab/><text:tab/> <text:s/>&lt;option <text:s/>value="1867"&gt;Moggio Udinese&lt;/option&gt;<text:line-break/> <text:s text:c="15"/><text:tab/><text:tab/><text:tab/> <text:s text:c="17"/><text:tab/><text:tab/><text:tab/> <text:s/>&lt;option <text:s/>value="1868"&gt;Moimacco&lt;/option&gt;<text:line-break/> <text:s text:c="15"/><text:tab/><text:tab/><text:tab/> <text:s text:c="17"/><text:tab/><text:tab/><text:tab/> <text:s/>&lt;option <text:s/>value="1869"&gt;Montenars&lt;/option&gt;<text:line-break/> <text:s text:c="15"/><text:tab/><text:tab/><text:tab/> <text:s text:c="17"/><text:tab/><text:tab/><text:tab/> <text:s/>&lt;option <text:s/>value="1870"&gt;Mortegliano&lt;/option&gt;<text:line-break/> <text:s text:c="15"/><text:tab/><text:tab/><text:tab/> <text:s text:c="17"/><text:tab/><text:tab/><text:tab/> <text:s/>&lt;option <text:s/>value="1871"&gt;Moruzzo&lt;/option&gt;<text:line-break/> <text:s text:c="15"/><text:tab/><text:tab/><text:tab/> <text:s text:c="6"/></text:p>
      <text:p text:style-name="Standard"><text:s text:c="11"/><text:tab/><text:tab/><text:tab/> <text:s/>&lt;option <text:s/>value="1872"&gt;Muzzana del Turgnano&lt;/option&gt;<text:line-break/> <text:s text:c="15"/><text:tab/><text:tab/><text:tab/> <text:s text:c="17"/><text:tab/><text:tab/><text:tab/> <text:s/>&lt;option <text:s/>value="1873"&gt;Nimis&lt;/option&gt;<text:line-break/> <text:s text:c="15"/><text:tab/><text:tab/><text:tab/> <text:s text:c="17"/><text:tab/><text:tab/><text:tab/> <text:s/>&lt;option <text:s/>value="1874"&gt;Osoppo&lt;/option&gt;<text:line-break/> <text:s text:c="15"/><text:tab/><text:tab/><text:tab/> <text:s text:c="17"/><text:tab/><text:tab/><text:tab/> <text:s/>&lt;option <text:s/>value="1875"&gt;Ovaro&lt;/option&gt;<text:line-break/> <text:s text:c="15"/><text:tab/><text:tab/><text:tab/> <text:s text:c="17"/><text:tab/><text:tab/><text:tab/> <text:s/>&lt;option <text:s/>value="1876"&gt;Pagnacco&lt;/option&gt;<text:line-break/> <text:s text:c="15"/><text:tab/><text:tab/><text:tab/> <text:s text:c="17"/><text:tab/><text:tab/><text:tab/> <text:s/>&lt;option <text:s/>value="1877"&gt;Palazzolo dello Stella&lt;/option&gt;<text:line-break/> <text:s text:c="15"/><text:tab/><text:tab/><text:tab/> <text:s text:c="17"/><text:tab/><text:tab/><text:tab/> <text:s/>&lt;option <text:s/>value="1878"&gt;Palmanova&lt;/option&gt;<text:line-break/> <text:s text:c="15"/><text:tab/><text:tab/><text:tab/> <text:s text:c="17"/><text:tab/><text:tab/><text:tab/> <text:s/>&lt;option <text:s/>value="1879"&gt;Paluzza&lt;/option&gt;<text:line-break/> <text:s text:c="15"/><text:tab/><text:tab/><text:tab/> <text:s text:c="17"/><text:tab/><text:tab/><text:tab/> <text:s/>&lt;option <text:s/>value="1880"&gt;Pasian di Prato&lt;/option&gt;<text:line-break/> <text:s text:c="15"/><text:tab/><text:tab/><text:tab/> <text:s text:c="17"/><text:tab/><text:tab/><text:tab/> <text:s/>&lt;option <text:s/>value="1881"&gt;Paularo&lt;/option&gt;<text:line-break/> <text:s text:c="15"/><text:tab/><text:tab/><text:tab/> <text:s text:c="17"/><text:tab/><text:tab/><text:tab/> <text:s/>&lt;option <text:s/>value="1882"&gt;Pavia di Udine&lt;/option&gt;<text:line-break/> <text:s text:c="15"/><text:tab/><text:tab/><text:tab/> <text:s text:c="17"/><text:tab/><text:tab/><text:tab/> <text:s/>&lt;option <text:s/>value="1883"&gt;Pocenia&lt;/option&gt;<text:line-break/> <text:s text:c="15"/><text:tab/><text:tab/><text:tab/> <text:s text:c="17"/><text:tab/><text:tab/><text:tab/> <text:s/>&lt;option <text:s/>value="1884"&gt;Pontebba&lt;/option&gt;<text:line-break/> <text:s text:c="15"/><text:tab/><text:tab/><text:tab/> <text:s text:c="17"/><text:tab/><text:tab/><text:tab/> <text:s/>&lt;option <text:s/>value="1885"&gt;Porpetto&lt;/option&gt;<text:line-break/> <text:s text:c="15"/><text:tab/><text:tab/><text:tab/> <text:s text:c="17"/><text:tab/><text:tab/><text:tab/> <text:s/>&lt;option <text:s/>value="1886"&gt;Povoletto&lt;/option&gt;<text:line-break/> <text:s text:c="15"/><text:tab/><text:tab/><text:tab/> <text:s text:c="17"/><text:tab/><text:tab/><text:tab/> <text:s/>&lt;option <text:s/>value="1887"&gt;Pozzuolo del Friuli&lt;/option&gt;<text:line-break/> <text:s text:c="15"/><text:tab/><text:tab/><text:tab/> <text:s text:c="17"/><text:tab/><text:tab/><text:tab/> <text:s/>&lt;option <text:s/>value="1888"&gt;Pradamano&lt;/option&gt;<text:line-break/> <text:s text:c="15"/><text:tab/><text:tab/><text:tab/> <text:s text:c="17"/><text:tab/><text:tab/><text:tab/> <text:s/>&lt;option <text:s/>value="1889"&gt;Prato Carnico&lt;/option&gt;<text:line-break/><text:soft-page-break/> <text:s text:c="15"/><text:tab/><text:tab/><text:tab/> <text:s text:c="17"/><text:tab/><text:tab/><text:tab/> <text:s/>&lt;option <text:s/>value="1890"&gt;Precenicco&lt;/option&gt;<text:line-break/> <text:s text:c="15"/><text:tab/><text:tab/><text:tab/> <text:s text:c="17"/><text:tab/><text:tab/><text:tab/> <text:s/>&lt;option <text:s/>value="1891"&gt;Premariacco&lt;/option&gt;<text:line-break/> <text:s text:c="15"/><text:tab/><text:tab/><text:tab/> <text:s text:c="17"/><text:tab/><text:tab/><text:tab/> <text:s/>&lt;option <text:s/>value="1892"&gt;Preone&lt;/option&gt;<text:line-break/> <text:s text:c="15"/><text:tab/><text:tab/><text:tab/> <text:s text:c="17"/><text:tab/><text:tab/><text:tab/> <text:s/>&lt;option <text:s/>value="1893"&gt;Prepotto&lt;/option&gt;<text:line-break/> <text:s text:c="15"/><text:tab/><text:tab/><text:tab/> <text:s text:c="17"/><text:tab/><text:tab/><text:tab/> <text:s/>&lt;option <text:s/>value="1894"&gt;Pulfero&lt;/option&gt;<text:line-break/> <text:s text:c="15"/><text:tab/><text:tab/><text:tab/> <text:s text:c="17"/><text:tab/><text:tab/><text:tab/> <text:s/>&lt;option <text:s/>value="1895"&gt;Ravascletto&lt;/option&gt;<text:line-break/> <text:s text:c="15"/><text:tab/><text:tab/><text:tab/> <text:s text:c="17"/><text:tab/><text:tab/><text:tab/> <text:s/>&lt;option <text:s/>value="1896"&gt;Raveo&lt;/option&gt;<text:line-break/> <text:s text:c="15"/><text:tab/><text:tab/><text:tab/> <text:s text:c="17"/><text:tab/><text:tab/><text:tab/> <text:s/>&lt;option <text:s/>value="1897"&gt;Reana del Roiale&lt;/option&gt;<text:line-break/> <text:s text:c="15"/><text:tab/><text:tab/><text:tab/> <text:s text:c="17"/><text:tab/><text:tab/><text:tab/> <text:s/>&lt;option <text:s/>value="1898"&gt;Remanzacco&lt;/option&gt;<text:line-break/> <text:s text:c="15"/><text:tab/><text:tab/><text:tab/> <text:s text:c="17"/><text:tab/><text:tab/><text:tab/> <text:s/>&lt;option <text:s/>value="1899"&gt;Resia&lt;/option&gt;<text:line-break/> <text:s text:c="15"/><text:tab/><text:tab/><text:tab/> <text:s text:c="17"/><text:tab/><text:tab/><text:tab/> <text:s/>&lt;option <text:s/>value="1900"&gt;Resiutta&lt;/option&gt;<text:line-break/> <text:s text:c="15"/><text:tab/><text:tab/><text:tab/> <text:s text:c="17"/><text:tab/><text:tab/><text:tab/> <text:s/>&lt;option <text:s/>value="1901"&gt;Rigolato&lt;/option&gt;<text:line-break/> <text:s text:c="15"/><text:tab/><text:tab/><text:tab/> <text:s text:c="17"/><text:tab/><text:tab/><text:tab/> <text:s/>&lt;option <text:s/>value="1902"&gt;Rivignano&lt;/option&gt;<text:line-break/> <text:s text:c="15"/><text:tab/><text:tab/><text:tab/> <text:s text:c="17"/><text:tab/><text:tab/><text:tab/> <text:s/>&lt;option <text:s/>value="1903"&gt;Ronchis&lt;/option&gt;<text:line-break/> <text:s text:c="15"/><text:tab/><text:tab/><text:tab/> <text:s text:c="17"/><text:tab/><text:tab/><text:tab/> <text:s/>&lt;option <text:s/>value="1904"&gt;Ruda&lt;/option&gt;<text:line-break/> <text:s text:c="15"/><text:tab/><text:tab/><text:tab/> <text:s text:c="17"/><text:tab/><text:tab/><text:tab/> <text:s/>&lt;option <text:s/>value="1905"&gt;San Daniele del Friuli&lt;/option&gt;<text:line-break/> <text:s text:c="15"/><text:tab/><text:tab/><text:tab/> <text:s text:c="17"/><text:tab/><text:tab/><text:tab/> <text:s/>&lt;option <text:s/>value="1906"&gt;San Giorgio di Nogaro&lt;/option&gt;<text:line-break/> <text:s text:c="15"/><text:tab/><text:tab/><text:tab/> <text:s text:c="17"/><text:tab/><text:tab/><text:tab/> <text:s/>&lt;option <text:s/>value="1907"&gt;San Giovanni al Natisone&lt;/option&gt;<text:line-break/> <text:s text:c="15"/><text:tab/><text:tab/><text:tab/> <text:s text:c="17"/><text:tab/><text:tab/><text:tab/> <text:s/>&lt;option <text:s/>value="1908"&gt;San Leonardo&lt;/option&gt;<text:line-break/> <text:s text:c="15"/><text:tab/><text:tab/><text:tab/> <text:s text:c="17"/><text:tab/><text:tab/><text:tab/> <text:s/>&lt;option <text:s/>value="1909"&gt;Santa Maria La Longa&lt;/option&gt;<text:line-break/> <text:s text:c="15"/><text:tab/><text:tab/><text:tab/> <text:s text:c="17"/><text:tab/><text:tab/><text:tab/> <text:s/>&lt;option <text:s/>value="1910"&gt;San Pietro al Natisone&lt;/option&gt;<text:line-break/> <text:s text:c="15"/><text:tab/><text:tab/><text:tab/> <text:s text:c="17"/><text:tab/><text:tab/><text:tab/> <text:s/>&lt;option <text:s/>value="1911"&gt;San Vito al Torre&lt;/option&gt;<text:line-break/> <text:s text:c="15"/><text:tab/><text:tab/><text:tab/> <text:s text:c="17"/><text:tab/><text:tab/><text:tab/> <text:s/>&lt;option <text:s/>value="1912"&gt;San Vito di Fagagna&lt;/option&gt;<text:line-break/> <text:s text:c="15"/><text:tab/><text:tab/><text:tab/> <text:s text:c="17"/><text:tab/><text:tab/><text:tab/> <text:s/>&lt;option <text:s/>value="1913"&gt;Sauris&lt;/option&gt;<text:line-break/> <text:s text:c="15"/><text:tab/><text:tab/><text:tab/> <text:s text:c="17"/><text:tab/><text:tab/><text:tab/> <text:s/>&lt;option <text:s/>value="1914"&gt;Savogna&lt;/option&gt;<text:line-break/> <text:s text:c="15"/><text:tab/><text:tab/><text:tab/> <text:s text:c="17"/><text:tab/><text:tab/><text:tab/> <text:s/>&lt;option <text:s/>value="1915"&gt;Sedegliano&lt;/option&gt;<text:line-break/> <text:s text:c="15"/><text:tab/><text:tab/><text:tab/> <text:s text:c="17"/><text:tab/><text:tab/><text:tab/> <text:s/>&lt;option <text:s/>value="1916"&gt;Socchieve&lt;/option&gt;<text:line-break/><text:soft-page-break/> <text:s text:c="15"/><text:tab/><text:tab/><text:tab/> <text:s text:c="17"/><text:tab/><text:tab/><text:tab/> <text:s/>&lt;option <text:s/>value="1917"&gt;Stregna&lt;/option&gt;<text:line-break/> <text:s text:c="15"/><text:tab/><text:tab/><text:tab/> <text:s text:c="17"/><text:tab/><text:tab/><text:tab/> <text:s/>&lt;option <text:s/>value="1918"&gt;Sutrio&lt;/option&gt;<text:line-break/> <text:s text:c="15"/><text:tab/><text:tab/><text:tab/> <text:s text:c="17"/><text:tab/><text:tab/><text:tab/> <text:s/>&lt;option <text:s/>value="1919"&gt;Taipana&lt;/option&gt;<text:line-break/> <text:s text:c="15"/><text:tab/><text:tab/><text:tab/> <text:s text:c="17"/><text:tab/><text:tab/><text:tab/> <text:s/>&lt;option <text:s/>value="1920"&gt;Talmassons&lt;/option&gt;<text:line-break/> <text:s text:c="15"/><text:tab/><text:tab/><text:tab/> <text:s text:c="17"/><text:tab/><text:tab/><text:tab/> <text:s/>&lt;option <text:s/>value="1921"&gt;Tapogliano&lt;/option&gt;<text:line-break/> <text:s text:c="15"/><text:tab/><text:tab/><text:tab/> <text:s text:c="17"/><text:tab/><text:tab/><text:tab/> <text:s/>&lt;option <text:s/>value="1922"&gt;Tarcento&lt;/option&gt;<text:line-break/> <text:s text:c="15"/><text:tab/><text:tab/><text:tab/> <text:s text:c="17"/><text:tab/><text:tab/><text:tab/> <text:s/>&lt;option <text:s/>value="1923"&gt;Tarvisio&lt;/option&gt;<text:line-break/> <text:s text:c="15"/><text:tab/><text:tab/><text:tab/> <text:s text:c="17"/><text:tab/><text:tab/><text:tab/> <text:s/>&lt;option <text:s/>value="1924"&gt;Tavagnacco&lt;/option&gt;<text:line-break/> <text:s text:c="15"/><text:tab/><text:tab/><text:tab/> <text:s text:c="17"/><text:tab/><text:tab/><text:tab/> <text:s/>&lt;option <text:s/>value="1925"&gt;Teor&lt;/option&gt;<text:line-break/> <text:s text:c="15"/><text:tab/><text:tab/><text:tab/> <text:s text:c="17"/><text:tab/><text:tab/><text:tab/> <text:s/>&lt;option <text:s/>value="1926"&gt;Tolmezzo&lt;/option&gt;<text:line-break/> <text:s text:c="15"/><text:tab/><text:tab/><text:tab/> <text:s text:c="17"/><text:tab/><text:tab/><text:tab/> <text:s/>&lt;option <text:s/>value="1927"&gt;Torreano&lt;/option&gt;<text:line-break/> <text:s text:c="15"/><text:tab/><text:tab/><text:tab/> <text:s text:c="17"/><text:tab/><text:tab/><text:tab/> <text:s/>&lt;option <text:s/>value="1928"&gt;Torviscosa&lt;/option&gt;<text:line-break/> <text:s text:c="15"/><text:tab/><text:tab/><text:tab/> <text:s text:c="17"/><text:tab/><text:tab/><text:tab/> <text:s/>&lt;option <text:s/>value="1929"&gt;Trasaghis&lt;/option&gt;<text:line-break/> <text:s text:c="15"/><text:tab/><text:tab/><text:tab/> <text:s text:c="17"/><text:tab/><text:tab/><text:tab/> <text:s/>&lt;option <text:s/>value="1930"&gt;Treppo Carnico&lt;/option&gt;<text:line-break/> <text:s text:c="15"/><text:tab/><text:tab/><text:tab/> <text:s text:c="17"/><text:tab/><text:tab/><text:tab/> <text:s/>&lt;option <text:s/>value="1931"&gt;Treppo Grande&lt;/option&gt;<text:line-break/> <text:s text:c="15"/><text:tab/><text:tab/><text:tab/> <text:s text:c="17"/><text:tab/><text:tab/><text:tab/> <text:s/>&lt;option <text:s/>value="1932"&gt;Tricesimo&lt;/option&gt;<text:line-break/> <text:s text:c="15"/><text:tab/><text:tab/><text:tab/> <text:s text:c="17"/><text:tab/><text:tab/><text:tab/> <text:s/>&lt;option <text:s/>value="1933"&gt;Trivignano Udinese&lt;/option&gt;<text:line-break/> <text:s text:c="15"/><text:tab/><text:tab/><text:tab/> <text:s text:c="17"/><text:tab/><text:tab/><text:tab/> <text:s/>&lt;option <text:s/>value="1934"&gt;Udine&lt;/option&gt;<text:line-break/> <text:s text:c="15"/><text:tab/><text:tab/><text:tab/> <text:s text:c="17"/><text:tab/><text:tab/><text:tab/> <text:s/>&lt;option <text:s/>value="1935"&gt;Varmo&lt;/option&gt;<text:line-break/> <text:s text:c="15"/><text:tab/><text:tab/><text:tab/> <text:s text:c="17"/><text:tab/><text:tab/><text:tab/> <text:s/>&lt;option <text:s/>value="1936"&gt;Venzone&lt;/option&gt;<text:line-break/> <text:s text:c="15"/><text:tab/><text:tab/><text:tab/> <text:s text:c="17"/><text:tab/><text:tab/><text:tab/> <text:s/>&lt;option <text:s/>value="1937"&gt;Verzegnis&lt;/option&gt;<text:line-break/> <text:s text:c="15"/><text:tab/><text:tab/><text:tab/> <text:s text:c="17"/><text:tab/><text:tab/><text:tab/> <text:s/>&lt;option <text:s/>value="1938"&gt;Villa Santina&lt;/option&gt;<text:line-break/> <text:s text:c="15"/><text:tab/><text:tab/><text:tab/> <text:s text:c="17"/><text:tab/><text:tab/><text:tab/> <text:s/>&lt;option <text:s/>value="1939"&gt;Villa Vicentina&lt;/option&gt;<text:line-break/> <text:s text:c="15"/><text:tab/><text:tab/><text:tab/> <text:s text:c="17"/><text:tab/><text:tab/><text:tab/> <text:s/>&lt;option <text:s/>value="1940"&gt;Visco&lt;/option&gt;<text:line-break/> <text:s text:c="15"/><text:tab/><text:tab/><text:tab/> <text:s text:c="17"/><text:tab/><text:tab/><text:tab/> <text:s/>&lt;option <text:s/>value="1941"&gt;Zuglio&lt;/option&gt;<text:line-break/> <text:s text:c="15"/><text:tab/><text:tab/><text:tab/> <text:s text:c="13"/>&lt;/select&gt;<text:line-break/> <text:s text:c="13"/>&lt;img src="images/featured_content_bullets.gif" width="10" height="10"&gt;&lt;/td&gt;<text:line-break/><text:tab/><text:tab/><text:tab/><text:tab/><text:tab/><text:tab/>&lt;/tr&gt;<text:line-break/> <text:s text:c="7"/><text:tab/><text:tab/><text:tab/><text:tab/>&lt;tr&gt;<text:line-break/><text:soft-page-break/> <text:s text:c="7"/><text:tab/><text:tab/><text:tab/><text:tab/><text:tab/>&lt;td&gt;&lt;span class="testorosso"&gt;NOVITA!&lt;/span&gt; Frazione&lt;/td&gt;<text:line-break/> <text:s text:c="7"/><text:tab/><text:tab/><text:tab/><text:tab/><text:tab/>&lt;td&gt;<text:line-break/><text:tab/><text:tab/><text:tab/><text:tab/><text:tab/><text:tab/><text:tab/> <text:s text:c="13"/>&lt;select name="idFrazione" class="inputbox" id="idFrazione"&gt;<text:line-break/><text:tab/><text:tab/><text:tab/> <text:s/><text:tab/>&lt;option value=""&gt; - NESSUNA - &lt;/option&gt;<text:line-break/> <text:s text:c="15"/><text:tab/><text:tab/><text:tab/> <text:s text:c="17"/><text:tab/><text:tab/><text:tab/> <text:s/>&lt;option <text:s/>value="2426"&gt;joannis&lt;/option&gt;<text:line-break/> <text:s text:c="15"/><text:tab/><text:tab/><text:tab/> <text:s text:c="13"/>&lt;/select&gt;<text:line-break/><text:tab/><text:tab/><text:tab/><text:tab/><text:tab/><text:tab/><text:tab/>&lt;/td&gt;<text:line-break/> <text:s text:c="7"/><text:tab/><text:tab/><text:tab/><text:tab/><text:tab/>&lt;/tr&gt;<text:line-break/> <text:s text:c="7"/><text:tab/><text:tab/><text:tab/><text:tab/>&lt;tr&gt;<text:line-break/> <text:s text:c="9"/><text:tab/><text:tab/><text:tab/><text:tab/> <text:s/>&lt;td&gt;Tipologia&lt;/td&gt;<text:line-break/><text:tab/><text:tab/><text:tab/><text:tab/><text:tab/><text:tab/> <text:s/>&lt;td&gt;<text:line-break/><text:tab/><text:tab/><text:tab/><text:tab/><text:tab/><text:tab/><text:tab/> <text:s text:c="13"/>&lt;select name="idTipologia" class="inputbox" id="idTipologia"&gt;<text:line-break/> <text:s text:c="15"/><text:tab/><text:tab/><text:tab/> <text:s text:c="17"/><text:tab/><text:tab/><text:tab/> <text:s/>&lt;option <text:s/>value="28"&gt;agriturismo&lt;/option&gt;<text:line-break/> <text:s text:c="15"/><text:tab/><text:tab/><text:tab/> <text:s text:c="17"/><text:tab/><text:tab/><text:tab/> <text:s/>&lt;option <text:s/>value="19"&gt;albergo&lt;/option&gt;<text:line-break/> <text:s text:c="15"/><text:tab/><text:tab/><text:tab/> <text:s text:c="17"/><text:tab/><text:tab/><text:tab/> <text:s/>&lt;option <text:s/>value="1"&gt;appartamento&lt;/option&gt;<text:line-break/> <text:s text:c="15"/><text:tab/><text:tab/><text:tab/> <text:s text:c="17"/><text:tab/><text:tab/><text:tab/> <text:s/>&lt;option <text:s/>value="12"&gt;attico&lt;/option&gt;<text:line-break/> <text:s text:c="15"/><text:tab/><text:tab/><text:tab/> <text:s text:c="17"/><text:tab/><text:tab/><text:tab/> <text:s/>&lt;option <text:s/>value="36"&gt;attivit&amp;agrave; commerciale&lt;/option&gt;<text:line-break/> <text:s text:c="15"/><text:tab/><text:tab/><text:tab/> <text:s text:c="17"/><text:tab/><text:tab/><text:tab/> <text:s/>&lt;option <text:s/>value="37"&gt;azienda agricola&lt;/option&gt;<text:line-break/> <text:s text:c="15"/><text:tab/><text:tab/><text:tab/> <text:s text:c="17"/><text:tab/><text:tab/><text:tab/> <text:s/>&lt;option <text:s/>value="20"&gt;bar&lt;/option&gt;<text:line-break/> <text:s text:c="15"/><text:tab/><text:tab/><text:tab/> <text:s text:c="17"/><text:tab/><text:tab/><text:tab/> <text:s/>&lt;option <text:s/>value="14"&gt;bilocale&lt;/option&gt;<text:line-break/> <text:s text:c="15"/><text:tab/><text:tab/><text:tab/> <text:s text:c="17"/><text:tab/><text:tab/><text:tab/> <text:s/>&lt;option <text:s/>value="15"&gt;capannone&lt;/option&gt;<text:line-break/> <text:s text:c="15"/><text:tab/><text:tab/><text:tab/> <text:s text:c="17"/><text:tab/><text:tab/><text:tab/> <text:s/>&lt;option <text:s/>value="2"&gt;casa&lt;/option&gt;<text:line-break/> <text:s text:c="15"/><text:tab/><text:tab/><text:tab/> <text:s text:c="17"/><text:tab/><text:tab/><text:tab/> <text:s/>&lt;option <text:s/>value="16"&gt;casa vacanza&lt;/option&gt;<text:line-break/> <text:s text:c="15"/><text:tab/><text:tab/><text:tab/> <text:s text:c="17"/><text:tab/><text:tab/><text:tab/> <text:s/>&lt;option <text:s/>value="27"&gt;casale&lt;/option&gt;<text:line-break/> <text:s text:c="15"/><text:tab/><text:tab/><text:tab/> <text:s text:c="17"/><text:tab/><text:tab/><text:tab/> <text:s/>&lt;option <text:s/>value="26"&gt;cascina&lt;/option&gt;<text:line-break/> <text:s text:c="15"/><text:tab/><text:tab/><text:tab/> <text:s text:c="17"/><text:tab/><text:tab/><text:tab/> <text:s/>&lt;option <text:s/>value="29"&gt;castello&lt;/option&gt;<text:line-break/> <text:s text:c="15"/><text:tab/><text:tab/><text:tab/> <text:s text:c="17"/><text:tab/><text:tab/><text:tab/> <text:s/>&lt;option <text:s/>value="23"&gt;edicola&lt;/option&gt;<text:line-break/> <text:s text:c="15"/><text:tab/><text:tab/><text:tab/> <text:s text:c="17"/><text:tab/><text:tab/><text:tab/> <text:s/>&lt;option <text:s/>value="10"&gt;garage&lt;/option&gt;<text:line-break/> <text:s text:c="15"/><text:tab/><text:tab/><text:tab/> <text:s text:c="17"/><text:tab/><text:tab/><text:tab/> <text:s/>&lt;option <text:s/>value="17"&gt;laboratorio&lt;/option&gt;<text:line-break/> <text:s text:c="15"/><text:tab/><text:tab/><text:tab/> <text:s text:c="17"/><text:tab/><text:tab/><text:tab/> <text:s/>&lt;option <text:s/>value="8"&gt;loft&lt;/option&gt;<text:line-break/> <text:s text:c="15"/><text:tab/><text:tab/><text:tab/> <text:s text:c="17"/><text:tab/><text:tab/><text:tab/> <text:s/>&lt;option <text:s/>value="18"&gt;magazzino&lt;/option&gt;<text:line-break/> <text:s text:c="15"/><text:tab/><text:tab/><text:tab/> <text:s text:c="17"/><text:tab/><text:tab/><text:tab/> <text:s/>&lt;option <text:s/>value="4"&gt;mansarda&lt;/option&gt;<text:line-break/> <text:s text:c="15"/><text:tab/><text:tab/><text:tab/> <text:s text:c="17"/><text:tab/><text:tab/><text:tab/> <text:s/>&lt;option <text:s/>value="13"&gt;monolocale&lt;/option&gt;<text:line-break/> <text:s text:c="15"/><text:tab/><text:tab/><text:tab/> <text:s text:c="17"/><text:tab/><text:tab/><text:tab/> <text:s/>&lt;option <text:s/>value="30"&gt;multipropriet&amp;agrave;&lt;/option&gt;<text:line-break/> <text:s text:c="15"/><text:tab/><text:tab/><text:tab/> <text:s text:c="17"/><text:tab/><text:tab/><text:tab/> <text:s/>&lt;option <text:s/>value="9"&gt;negozio&lt;/option&gt;<text:line-break/> <text:s text:c="15"/><text:tab/><text:tab/><text:tab/> <text:s text:c="17"/><text:tab/><text:tab/><text:tab/> <text:s/>&lt;option <text:s/>value="31"&gt;palazzo o stabile&lt;/option&gt;<text:line-break/> <text:s text:c="15"/><text:tab/><text:tab/><text:tab/> <text:s text:c="17"/><text:tab/><text:tab/><text:tab/> <text:s/>&lt;option <text:s/>value="33"&gt;porzione di <text:soft-page-break/>casa&lt;/option&gt;<text:line-break/> <text:s text:c="15"/><text:tab/><text:tab/><text:tab/> <text:s text:c="17"/><text:tab/><text:tab/><text:tab/> <text:s/>&lt;option <text:s/>value="32"&gt;posto auto&lt;/option&gt;<text:line-break/> <text:s text:c="15"/><text:tab/><text:tab/><text:tab/> <text:s text:c="17"/><text:tab/><text:tab/><text:tab/> <text:s/>&lt;option <text:s/>value="21"&gt;ristorante&lt;/option&gt;<text:line-break/> <text:s text:c="15"/><text:tab/><text:tab/><text:tab/> <text:s text:c="17"/><text:tab/><text:tab/><text:tab/> <text:s/>&lt;option <text:s/>value="5"&gt;rustico&lt;/option&gt;<text:line-break/> <text:s text:c="15"/><text:tab/><text:tab/><text:tab/> <text:s text:c="17"/><text:tab/><text:tab/><text:tab/> <text:s/>&lt;option <text:s/>value="24"&gt;stabilimento balneare&lt;/option&gt;<text:line-break/> <text:s text:c="15"/><text:tab/><text:tab/><text:tab/> <text:s text:c="17"/><text:tab/><text:tab/><text:tab/> <text:s/>&lt;option <text:s/>value="22"&gt;tabacchi&lt;/option&gt;<text:line-break/> <text:s text:c="15"/><text:tab/><text:tab/><text:tab/> <text:s text:c="17"/><text:tab/><text:tab/><text:tab/> <text:s/>&lt;option <text:s/>value="35"&gt;terra tetto&lt;/option&gt;<text:line-break/> <text:s text:c="15"/><text:tab/><text:tab/><text:tab/> <text:s text:c="17"/><text:tab/><text:tab/><text:tab/> <text:s/>&lt;option <text:s/>value="7"&gt;terreno&lt;/option&gt;<text:line-break/> <text:s text:c="15"/><text:tab/><text:tab/><text:tab/> <text:s text:c="17"/><text:tab/><text:tab/><text:tab/> <text:s/>&lt;option <text:s/>value="34"&gt;terreno edificabile&lt;/option&gt;<text:line-break/> <text:s text:c="15"/><text:tab/><text:tab/><text:tab/> <text:s text:c="17"/><text:tab/><text:tab/><text:tab/> <text:s/>&lt;option <text:s/>value="6"&gt;ufficio&lt;/option&gt;<text:line-break/> <text:s text:c="15"/><text:tab/><text:tab/><text:tab/> <text:s text:c="17"/><text:tab/><text:tab/><text:tab/> <text:s/>&lt;option <text:s/>value="11"&gt;villa&lt;/option&gt;<text:line-break/> <text:s text:c="15"/><text:tab/><text:tab/><text:tab/> <text:s text:c="17"/><text:tab/><text:tab/><text:tab/> <text:s/>&lt;option <text:s/>value="3"&gt;villa a schiera&lt;/option&gt;<text:line-break/> <text:s text:c="15"/><text:tab/><text:tab/><text:tab/> <text:s text:c="13"/>&lt;/select&gt;<text:line-break/> <text:s text:c="13"/>&lt;img src="images/featured_content_bullets.gif" width="10" height="10"&gt;&lt;/td&gt;<text:line-break/><text:tab/><text:tab/><text:tab/><text:tab/><text:tab/><text:tab/>&lt;/tr&gt;<text:line-break/> <text:s text:c="7"/><text:tab/><text:tab/><text:tab/><text:tab/>&lt;tr&gt;<text:line-break/><text:tab/><text:tab/><text:tab/><text:tab/><text:tab/><text:tab/> <text:s/>&lt;td&gt;Zona&lt;/td&gt;<text:line-break/><text:tab/><text:tab/><text:tab/><text:tab/><text:tab/><text:tab/> <text:s/>&lt;td&gt;&lt;input name="zona" type="text" class="inputbox" id="zona" value="" maxlength="100"&gt;&lt;/td&gt;<text:line-break/><text:tab/><text:tab/><text:tab/><text:tab/><text:tab/><text:tab/>&lt;/tr&gt;<text:line-break/><text:tab/><text:tab/><text:tab/><text:tab/><text:tab/><text:tab/>&lt;tr&gt;<text:line-break/> <text:s text:c="9"/><text:tab/><text:tab/><text:tab/><text:tab/> <text:s/>&lt;td&gt;Contratto&lt;/td&gt;<text:line-break/><text:tab/><text:tab/><text:tab/><text:tab/><text:tab/><text:tab/> <text:s/>&lt;td&gt;&lt;select name="contratto" class="inputbox"</text:p>
      <text:p text:style-name="Standard"><text:s/>id="contratto"&gt;<text:line-break/><text:tab/><text:tab/><text:tab/><text:tab/><text:tab/><text:tab/> <text:s text:c="3"/>&lt;option value="vendita" selected&gt;Vendita&lt;/option&gt;<text:line-break/><text:tab/><text:tab/><text:tab/><text:tab/><text:tab/><text:tab/> <text:s text:c="3"/>&lt;option value="affitto"&gt;Affitto&lt;/option&gt;<text:line-break/><text:tab/><text:tab/><text:tab/><text:tab/><text:tab/><text:tab/><text:tab/>&lt;option value="vacanze"&gt;Vacanze&lt;/option&gt;<text:line-break/><text:tab/><text:tab/><text:tab/><text:tab/><text:tab/> <text:s text:c="5"/>&lt;/select&gt;<text:line-break/><text:tab/><text:tab/><text:tab/><text:tab/><text:tab/> <text:s text:c="5"/>&lt;img src="images/featured_content_bullets.gif" width="10" height="10"&gt;&lt;/td&gt;<text:line-break/><text:tab/><text:tab/><text:tab/><text:tab/><text:tab/><text:tab/>&lt;/tr&gt;<text:line-break/> <text:s text:c="7"/><text:tab/><text:tab/><text:tab/><text:tab/>&lt;tr&gt;<text:line-break/> <text:s text:c="9"/><text:tab/><text:tab/><text:tab/><text:tab/> <text:s/>&lt;td &gt;Prezzo&lt;/td&gt;<text:line-break/><text:tab/><text:tab/><text:tab/><text:tab/><text:tab/><text:tab/> <text:s/>&lt;td&gt;&lt;input name="prezzo" type="text" class="inputbox" id="prezzo" value="" size="10" maxlength="20"&gt;<text:line-break/> <text:s text:c="13"/>&lt;span class="testoarancio"&gt;&lt;img src="images/featured_content_bullets_b.gif" width="10" height="10"&gt;&lt;/span&gt;&lt;/td&gt;<text:line-break/><text:tab/><text:tab/><text:tab/><text:tab/><text:tab/><text:tab/>&lt;/tr&gt;<text:line-break/> <text:s text:c="48"/><text:tab/><text:tab/><text:tab/><text:tab/>&lt;tr&gt;<text:line-break/> <text:s text:c="9"/><text:tab/><text:tab/><text:tab/><text:tab/> <text:s/>&lt;td class="testoarancio"&gt;&amp;nbsp;&lt;/td&gt;<text:line-break/><text:tab/><text:tab/><text:tab/><text:tab/><text:tab/><text:tab/> <text:s/>&lt;td &gt;&lt;table width="100%" border="0" cellspacing="0" cellpadding="1"&gt;<text:line-break/> <text:s text:c="27"/>&lt;tr&gt;<text:line-break/> <text:s text:c="29"/>&lt;td width="6%"&gt;&lt;img src="images/info.gif" width="30" height="30"&gt;&lt;/td&gt;<text:line-break/> <text:s text:c="29"/>&lt;td width="94%"&gt;&lt;font size="1"&gt;Facoltativo:&lt;br&gt;<text:line-break/> <text:s text:c="31"/>Se lasciato vuoto apparir&amp;agrave; &amp;quot;Trattative riservate&amp;quot; <text:soft-page-break/>&lt;/font&gt;&lt;/td&gt;<text:line-break/> <text:s text:c="27"/>&lt;/tr&gt;<text:line-break/> <text:s text:c="25"/>&lt;/table&gt;&lt;/td&gt;<text:line-break/> <text:s text:c="7"/><text:tab/><text:tab/><text:tab/><text:tab/>&lt;/tr&gt;<text:line-break/> <text:s text:c="7"/><text:tab/><text:tab/><text:tab/><text:tab/>&lt;tr&gt;<text:line-break/> <text:s text:c="9"/><text:tab/><text:tab/><text:tab/><text:tab/> <text:s/>&lt;th colspan="2"&gt;&lt;hr size="1" noshade&gt;&lt;/th&gt;<text:line-break/><text:tab/><text:tab/><text:tab/><text:tab/><text:tab/><text:tab/>&lt;/tr&gt;<text:line-break/> <text:s text:c="19"/>&lt;tr&gt;<text:line-break/> <text:s text:c="23"/>&lt;td colspan="2" &gt;&lt;span class="testorosso"&gt;In ottemperanza all'obbligo introdotto dall'art. 13, comma 1, lettera "c", del Dlgs. 3.03.2011 n. 28&lt;/td&gt;&lt;/td&gt;<text:line-break/> <text:s text:c="19"/>&lt;/tr&gt;<text:line-break/> <text:s text:c="24"/>&lt;tr&gt;<text:line-break/> <text:s text:c="9"/><text:tab/><text:tab/><text:tab/><text:tab/> <text:s/>&lt;td&gt;Classe energetica&lt;/td&gt;<text:line-break/><text:tab/><text:tab/><text:tab/><text:tab/><text:tab/><text:tab/> <text:s/>&lt;td&gt;&lt;select name="classe_energetica" class="inputbox" id="classe_energetica"&gt;<text:line-break/><text:tab/><text:tab/><text:tab/><text:tab/><text:tab/><text:tab/> <text:s text:c="3"/>&lt;option value="" selected&gt;- non assegnata -&lt;/option&gt;<text:line-break/> <text:s text:c="51"/>&lt;option value="A"&gt;A&lt;/option&gt;<text:line-break/><text:tab/><text:tab/><text:tab/><text:tab/><text:tab/><text:tab/> <text:s text:c="3"/>&lt;option value="B"&gt;B&lt;/option&gt;<text:line-break/> <text:s text:c="51"/>&lt;option value="C"&gt;C&lt;/option&gt;<text:line-break/> <text:s text:c="51"/>&lt;option value="D"&gt;D&lt;/option&gt;<text:line-break/> <text:s text:c="51"/>&lt;option value="E"&gt;E&lt;/option&gt;<text:line-break/> <text:s text:c="51"/>&lt;option value="F"&gt;F&lt;/option&gt;<text:line-break/> <text:s text:c="51"/>&lt;option value="G"&gt;G&lt;/option&gt;<text:line-break/> <text:s text:c="51"/><text:line-break/><text:tab/><text:tab/><text:tab/><text:tab/><text:tab/> <text:s text:c="5"/>&lt;/select&gt;<text:line-break/> <text:s text:c="53"/>&lt;br&gt; &lt;font size="1"&gt;Se non viene indicata la classe energetica, sar&amp;agrave; precauzionalmente visualizzata la classe G.&lt;/font&gt;<text:line-break/> <text:s text:c="49"/>&lt;/td&gt;<text:line-break/><text:tab/><text:tab/><text:tab/><text:tab/><text:tab/><text:tab/>&lt;/tr&gt; <text:s/><text:line-break/><text:tab/><text:tab/><text:tab/><text:tab/>&lt;/tr&gt;<text:line-break/> <text:s text:c="19"/>&lt;tr&gt;<text:line-break/> <text:s text:c="9"/><text:tab/><text:tab/><text:tab/><text:tab/> <text:s/>&lt;td &gt;Certificazione ipe&lt;/td&gt;<text:line-break/><text:tab/><text:tab/><text:tab/><text:tab/><text:tab/><text:tab/> <text:s/>&lt;td&gt;<text:line-break/> <text:s text:c="53"/>&lt;select name="certificato_ipe"&gt;<text:line-break/> <text:s text:c="57"/><text:line-break/> <text:s text:c="53"/><text:line-break/> <text:s text:c="53"/>&lt;option value="C"&gt;Immobile certificato&lt;/option&gt;<text:line-break/> <text:s text:c="53"/>&lt;option value="E"&gt;Immobile esente da certificazione&lt;/option&gt;<text:line-break/> <text:s text:c="53"/>&lt;option value="N" selected&gt;Documentazione non esistente&lt;/option&gt;<text:line-break/> <text:s text:c="53"/><text:line-break/> <text:s text:c="49"/>&lt;/select&gt;<text:line-break/> <text:s text:c="49"/>&lt;/td&gt;<text:line-break/><text:tab/><text:tab/><text:tab/><text:tab/><text:tab/><text:tab/>&lt;/tr&gt; <text:s text:c="48"/><text:line-break/> <text:s text:c="47"/><text:line-break/> <text:s text:c="9"/><text:tab/><text:tab/><text:tab/><text:tab/> <text:s/>&lt;td&gt;IPE (es: 23.38 kWh/mq anno)&lt;/td&gt;<text:line-break/><text:tab/><text:tab/><text:tab/><text:tab/><text:tab/><text:tab/> <text:s/>&lt;td&gt;<text:line-break/> <text:s text:c="52"/>&lt;input type="text" name="ipe" /&gt;<text:line-break/> <text:s text:c="49"/>&lt;/td&gt;<text:line-break/><text:tab/><text:tab/><text:tab/><text:tab/><text:tab/><text:tab/>&lt;/tr&gt; <text:s text:c="52"/><text:line-break/> <text:s text:c="6"/><text:line-break/><text:soft-page-break/> <text:s text:c="7"/><text:tab/><text:tab/><text:tab/><text:tab/>&lt;tr&gt;<text:line-break/> <text:s text:c="9"/><text:tab/><text:tab/><text:tab/><text:tab/> <text:s/>&lt;th colspan="2"&gt;&lt;hr size="1" noshade&gt;&lt;/th&gt;<text:line-break/><text:tab/><text:tab/><text:tab/><text:tab/><text:tab/><text:tab/>&lt;/tr&gt;<text:line-break/> <text:s text:c="7"/><text:tab/><text:tab/><text:tab/><text:tab/>&lt;tr&gt;<text:line-break/> <text:s text:c="25"/>&lt;td&gt;Citt&amp;agrave;&lt;/td&gt;<text:line-break/> <text:s text:c="7"/><text:tab/><text:tab/><text:tab/><text:tab/> <text:s/>&lt;td&gt;&lt;input name="citta_annuncio" type="text" <text:s/>class="inputbox" id="citta_annuncio" style="background-color:#FFFF99" value="" size="40"&gt;<text:line-break/> <text:s text:c="6"/><text:tab/><text:tab/><text:tab/><text:tab/> <text:s text:c="5"/>&lt;span class="testoarancio"&gt;&lt;img src="images/featured_content_bullets_b.gif" width="10" height="10"&gt;<text:line-break/> <text:s text:c="6"/><text:tab/><text:tab/><text:tab/><text:tab/> <text:s text:c="5"/>&lt;input name="latitudine" type="hidden" id="latitudine" value=""&gt;<text:line-break/> <text:s text:c="6"/><text:tab/><text:tab/><text:tab/><text:tab/> <text:s text:c="5"/>&lt;input name="longitudine" type="hidden" id="longitudine" <text:s/>value=""&gt;<text:line-break/> <text:s text:c="6"/><text:tab/><text:tab/><text:tab/><text:tab/> <text:s text:c="5"/>&lt;input name="code_maps" type="hidden" id="code_maps" <text:s/>value=""&gt;<text:line-break/> <text:s text:c="6"/><text:tab/><text:tab/><text:tab/><text:tab/> <text:s text:c="5"/>&lt;/span&gt;&lt;/td&gt;<text:line-break/> <text:s text:c="5"/><text:tab/><text:tab/><text:tab/><text:tab/> <text:s/>&lt;/tr&gt;<text:line-break/> <text:s text:c="7"/><text:tab/><text:tab/><text:tab/><text:tab/>&lt;tr&gt;<text:line-break/> <text:s text:c="25"/>&lt;td&gt;CAP&lt;/td&gt;<text:line-break/> <text:s text:c="7"/><text:tab/><text:tab/><text:tab/><text:tab/> <text:s/>&lt;td&gt;&lt;input name="cap" type="text" class="inputbox" id="cap" value=""&gt;&lt;/td&gt;<text:line-break/> <text:s text:c="5"/><text:tab/><text:tab/><text:tab/><text:tab/> <text:s/>&lt;/tr&gt;<text:line-break/> <text:s text:c="7"/><text:tab/><text:tab/><text:tab/><text:tab/>&lt;tr&gt;<text:line-break/> <text:s text:c="25"/>&lt;td&gt;Indirizzo, numero&lt;/td&gt;<text:line-break/> <text:s text:c="7"/><text:tab/><text:tab/><text:tab/><text:tab/> <text:s/>&lt;td&gt;&lt;input name="indirizzo" type="text" class="inputbox" id="indirizzo" value="" size="40" style="background-color:#FFFF99"&gt;<text:line-break/> <text:s text:c="7"/><text:tab/><text:tab/><text:tab/><text:tab/> <text:s text:c="3"/>&lt;span class="testoarancio"&gt;&lt;img src="images/featured_content_bullets_b.gif" width="10" height="10"&gt;&lt;/span&gt;&lt;/td&gt;<text:line-break/> <text:s text:c="5"/><text:tab/><text:tab/><text:tab/><text:tab/> <text:s/>&lt;/tr&gt;<text:line-break/> <text:s text:c="7"/><text:tab/><text:tab/><text:tab/><text:tab/>&lt;tr&gt;<text:line-break/> <text:s text:c="25"/>&lt;td&gt;&lt;strong&gt;&lt;img src="images/google_maps.gif" width="100" height="34"&gt;&lt;/strong&gt;&lt;/td&gt;<text:line-break/> <text:s text:c="7"/><text:tab/><text:tab/><text:tab/><text:tab/> <text:s/>&lt;td&gt;&lt;span class="style4"&gt;<text:line-break/> <text:s text:c="7"/><text:tab/><text:tab/><text:tab/><text:tab/> <text:s text:c="3"/>&lt;font color="#FF0000"&gt;Mappa non calcolata&lt;/font&gt; &lt;/span&gt;: &lt;a href="#" onClick="MM_openBrWindow('calcolo-indirizzo-annuncio-inserimento.php?indirizzo='+document.form1.citta_annuncio.value + ' '+ document.form1.indirizzo.value,'Mappa','width=700,height=450')"&gt;&lt;strong&gt;visualizza/cerca sulla mappa&lt;/strong&gt;&lt;/a&gt;&lt;/td&gt;<text:line-break/> <text:s text:c="5"/><text:tab/><text:tab/><text:tab/><text:tab/> <text:s/>&lt;/tr&gt;<text:line-break/> <text:s text:c="7"/><text:tab/><text:tab/><text:tab/><text:tab/>&lt;tr&gt;<text:line-break/> <text:s text:c="7"/><text:tab/><text:tab/><text:tab/><text:tab/> <text:s/>&lt;td&gt;&amp;nbsp;&lt;/td&gt;<text:line-break/> <text:s text:c="7"/><text:tab/><text:tab/><text:tab/><text:tab/> <text:s/>&lt;td&gt;&lt;table width="100%" border="0" cellspacing="0" cellpadding="1"&gt;<text:line-break/> <text:s text:c="27"/>&lt;tr&gt;<text:line-break/> <text:s text:c="29"/>&lt;td width="6%"&gt;&lt;img src="images/info.gif" width="30" height="30"&gt;&lt;/td&gt;<text:line-break/> <text:s text:c="29"/>&lt;td width="94%"&gt;&lt;font size="1"&gt;Facoltativo:&lt;br&gt;<text:line-break/> <text:s text:c="31"/>L'annuncio comparir&amp;agrave; sulla mappa solo lo avrai codificato. <text:s text:c="30"/>&lt;/font&gt;&lt;/td&gt;<text:line-break/> <text:s text:c="27"/>&lt;/tr&gt;<text:line-break/> <text:s text:c="25"/>&lt;/table&gt;&lt;/td&gt;<text:line-break/> <text:s text:c="5"/><text:tab/><text:tab/><text:tab/><text:tab/> <text:s/>&lt;/tr&gt;<text:line-break/> <text:s text:c="7"/><text:tab/><text:tab/><text:tab/><text:tab/><text:line-break/> <text:s text:c="7"/><text:tab/><text:tab/><text:tab/><text:tab/>&lt;tr&gt;<text:line-break/><text:soft-page-break/> <text:s text:c="9"/><text:tab/><text:tab/><text:tab/><text:tab/> <text:s/>&lt;th colspan="2"&gt;&lt;hr size="1" noshade&gt;&lt;/th&gt;<text:line-break/><text:tab/><text:tab/><text:tab/><text:tab/><text:tab/><text:tab/>&lt;/tr&gt;<text:line-break/> <text:s text:c="7"/><text:tab/><text:tab/><text:tab/><text:tab/>&lt;tr&gt;<text:line-break/> <text:s text:c="7"/><text:tab/><text:tab/><text:tab/><text:tab/> <text:s/>&lt;td&gt;Anno costruzione/ristrutturazione&lt;/td&gt;<text:line-break/> <text:s text:c="7"/><text:tab/><text:tab/><text:tab/><text:tab/> <text:s/>&lt;td&gt;&lt;input name="anno" type="text" class="inputbox" id="anno" value="" size="30" maxlength="30"&gt;&lt;/td&gt;<text:line-break/> <text:s text:c="5"/><text:tab/><text:tab/><text:tab/><text:tab/> <text:s/>&lt;/tr&gt;<text:line-break/> <text:s text:c="7"/><text:tab/><text:tab/><text:tab/><text:tab/>&lt;tr&gt;<text:line-break/> <text:s text:c="9"/><text:tab/><text:tab/><text:tab/><text:tab/> <text:s/>&lt;td&gt;Numero Camere&lt;/td&gt;<text:line-break/><text:tab/><text:tab/><text:tab/><text:tab/><text:tab/><text:tab/> <text:s/>&lt;td&gt;&lt;input name="n_camere" type="text" class="inputbox" id="n_camere" value="" size="10" maxlength="3"&gt;<text:line-break/><text:tab/><text:tab/><text:tab/><text:tab/><text:tab/> <text:s text:c="5"/>&lt;img src="images/featured_content_bullets_g.gif" width="10" height="10"&gt; numerico (indicare 1,2,3,...) &lt;/td&gt;<text:line-break/><text:tab/><text:tab/><text:tab/><text:tab/><text:tab/><text:tab/>&lt;/tr&gt;<text:line-break/> <text:s text:c="7"/><text:tab/><text:tab/><text:tab/><text:tab/>&lt;tr&gt;<text:line-break/><text:tab/><text:tab/><text:tab/><text:tab/><text:tab/><text:tab/> <text:s/>&lt;td&gt;Numero Bagni&lt;/td&gt;<text:line-break/><text:tab/><text:tab/><text:tab/><text:tab/><text:tab/><text:tab/> <text:s/>&lt;td&gt;&lt;input name="n_bagni" type="text" class="inputbox" id="n_bagni" value="" size="10" maxlength="3"&gt;<text:line-break/> <text:s text:c="27"/>&lt;img src="images/featured_content_bullets_g.gif" width="10" height="10"&gt; numerico &lt;/td&gt;<text:line-break/><text:tab/><text:tab/><text:tab/><text:tab/><text:tab/><text:tab/>&lt;/tr&gt;<text:line-break/><text:tab/><text:tab/><text:tab/><text:tab/><text:tab/><text:tab/>&lt;tr&gt;<text:line-break/> <text:s text:c="9"/><text:tab/><text:tab/><text:tab/><text:tab/> <text:s/>&lt;td&gt;Piano&lt;/td&gt;<text:line-break/><text:tab/><text:tab/><text:tab/><text:tab/><text:tab/><text:tab/> <text:s/>&lt;td&gt;&lt;input name="piano" type="text" class="inputbox" id="piano" value="" size="10" maxlength="3"&gt;<text:line-break/> <text:s text:c="27"/>&lt;img src="images/featured_content_bullets_g.gif" width="10" height="10"&gt; numerico <text:s/>&lt;/td&gt;<text:line-break/><text:tab/><text:tab/><text:tab/><text:tab/><text:tab/><text:tab/>&lt;/tr&gt;<text:line-break/> <text:s text:c="7"/><text:tab/><text:tab/><text:tab/><text:tab/>&lt;tr&gt;<text:line-break/> <text:s text:c="9"/><text:tab/><text:tab/><text:tab/><text:tab/> <text:s/>&lt;td&gt;Su piani&lt;/td&gt;<text:line-break/><text:tab/><text:tab/><text:tab/><text:tab/><text:tab/><text:tab/> <text:s/>&lt;td&gt;&lt;input name="supiani" type="text" class="inputbox" id="supiani" value="" size="10" maxlength="3"&gt;<text:line-break/><text:tab/><text:tab/><text:tab/><text:tab/><text:tab/> <text:s text:c="7"/>&lt;img src="images/featured_content_bullets_g.gif" width="10" height="10"&gt; numerico &lt;/td&gt;<text:line-break/><text:tab/><text:tab/><text:tab/><text:tab/><text:tab/><text:tab/>&lt;/tr&gt;<text:line-break/> <text:s text:c="7"/><text:tab/><text:tab/><text:tab/><text:tab/>&lt;tr&gt;<text:line-break/> <text:s text:c="9"/><text:tab/><text:tab/><text:tab/><text:tab/> <text:s/>&lt;td&gt;Metri Quadrati&lt;/td&gt;<text:line-break/><text:tab/><text:tab/><text:tab/><text:tab/><text:tab/><text:tab/> <text:s/>&lt;td&gt;&lt;input name="mq" type="text" class="inputbox" id="mq" value="" size="10" maxlength="8"&gt;<text:line-break/><text:tab/><text:tab/><text:tab/><text:tab/><text:tab/> <text:s text:c="5"/>&lt;img src="images/featured_content_bullets_g.gif" width="10" height="10"&gt; numerico &lt;/td&gt;<text:line-break/><text:tab/><text:tab/><text:tab/><text:tab/><text:tab/><text:tab/>&lt;/tr&gt;<text:line-break/> <text:s text:c="7"/><text:tab/><text:tab/><text:tab/><text:tab/>&lt;tr&gt;<text:line-break/> <text:s text:c="9"/><text:tab/><text:tab/><text:tab/><text:tab/> <text:s/>&lt;td&gt;Garage&lt;/td&gt;<text:line-break/><text:tab/><text:tab/><text:tab/><text:tab/><text:tab/><text:tab/> <text:s/>&lt;td&gt;&lt;input name="garage" type="text" class="inputbox" id="garage" value="" size="50" maxlength="100"&gt;&lt;/td&gt;<text:line-break/><text:tab/><text:tab/><text:tab/><text:tab/><text:tab/><text:tab/>&lt;/tr&gt;<text:line-break/> <text:s text:c="7"/><text:tab/><text:tab/><text:tab/><text:tab/>&lt;tr&gt;<text:line-break/> <text:s text:c="9"/><text:tab/><text:tab/><text:tab/><text:tab/> <text:s/>&lt;td&gt;Cantina&lt;/td&gt;<text:line-break/><text:tab/><text:tab/><text:tab/><text:tab/><text:tab/><text:tab/> <text:s/>&lt;td&gt;&lt;input name="cantina" type="text" class="inputbox" id="cantina" value="" size="50" maxlength="100"&gt;&lt;/td&gt;<text:line-break/><text:tab/><text:tab/><text:tab/><text:tab/><text:tab/><text:tab/>&lt;/tr&gt;<text:line-break/><text:soft-page-break/> <text:s text:c="7"/><text:tab/><text:tab/><text:tab/><text:tab/>&lt;tr&gt;<text:line-break/> <text:s text:c="9"/><text:tab/><text:tab/><text:tab/><text:tab/> <text:s/>&lt;td&gt;Posto auto&lt;/td&gt;<text:line-break/><text:tab/><text:tab/><text:tab/><text:tab/><text:tab/><text:tab/> <text:s/>&lt;td&gt;&lt;input name="postoauto" type="text" class="inputbox" id="postoauto" value="" size="50" maxlength="100"&gt;&lt;/td&gt;<text:line-break/><text:tab/><text:tab/><text:tab/><text:tab/><text:tab/><text:tab/>&lt;/tr&gt;<text:line-break/> <text:s text:c="7"/><text:tab/><text:tab/><text:tab/><text:tab/>&lt;tr&gt;<text:line-break/> <text:s text:c="9"/><text:tab/><text:tab/><text:tab/><text:tab/> <text:s/>&lt;td&gt;Soffitta&lt;/td&gt;<text:line-break/><text:tab/><text:tab/><text:tab/><text:tab/><text:tab/><text:tab/> <text:s/>&lt;td&gt;&lt;input name="soffitta" type="text" class="inputbox" id="soffitta" value="" size="50" maxlength="100"&gt;&lt;/td&gt;<text:line-break/><text:tab/><text:tab/><text:tab/><text:tab/><text:tab/><text:tab/>&lt;/tr&gt;<text:line-break/> <text:s text:c="7"/><text:tab/><text:tab/><text:tab/><text:tab/>&lt;tr&gt;<text:line-break/> <text:s text:c="25"/>&lt;td&gt;Giardino&lt;/td&gt;<text:line-break/> <text:s text:c="25"/>&lt;td&gt;&lt;input name="giardino" type="text" class="inputbox" id="giardino" value="" size="50" maxlength="100"&gt;&lt;/td&gt;<text:line-break/> <text:s text:c="5"/><text:tab/><text:tab/><text:tab/><text:tab/> <text:s/>&lt;/tr&gt;<text:line-break/> <text:s text:c="7"/><text:tab/><text:tab/><text:tab/><text:tab/>&lt;tr&gt;<text:line-break/><text:tab/><text:tab/><text:tab/><text:tab/><text:tab/><text:tab/> <text:s/>&lt;td&gt;Aria condizionata&lt;/td&gt;<text:line-break/><text:tab/><text:tab/><text:tab/><text:tab/><text:tab/><text:tab/> <text:s/>&lt;td&gt;&lt;input value="si" type="checkbox" name="condizionato" id="condizionato" &gt;&lt;/td&gt;<text:line-break/><text:tab/><text:tab/><text:tab/><text:tab/><text:tab/><text:tab/>&lt;/tr&gt;<text:line-break/><text:tab/><text:tab/><text:tab/><text:tab/><text:tab/><text:tab/>&lt;tr&gt;<text:line-break/><text:tab/><text:tab/><text:tab/><text:tab/><text:tab/><text:tab/> <text:s/>&lt;td&gt;Stato&lt;/td&gt;<text:line-break/><text:tab/><text:tab/><text:tab/><text:tab/><text:tab/><text:tab/> <text:s/>&lt;td&gt;&lt;select name="stato" class="inputbox" id="stato"&gt;<text:line-break/><text:tab/><text:tab/><text:tab/><text:tab/><text:tab/><text:tab/><text:tab/> <text:s/>&lt;option value="nuovo"&gt;Nuovo&lt;/option&gt;<text:line-break/><text:tab/><text:tab/><text:tab/><text:tab/><text:tab/><text:tab/><text:tab/> <text:s/>&lt;option value="in costruzione"&gt;In costruzione&lt;/option&gt;<text:line-break/><text:tab/><text:tab/><text:tab/><text:tab/><text:tab/><text:tab/><text:tab/> <text:s/>&lt;option value="ristrutturato"&gt;Ristrutturato&lt;/option&gt;<text:line-break/><text:tab/><text:tab/><text:tab/><text:tab/><text:tab/><text:tab/><text:tab/> <text:s/>&lt;option value="abitabile"&gt;Abitabile&lt;/option&gt;<text:line-break/><text:tab/><text:tab/><text:tab/><text:tab/><text:tab/><text:tab/><text:tab/> <text:s/>&lt;option value="da ristrutturare"&gt;Da ristrutturare&lt;/option&gt;<text:line-break/><text:tab/><text:tab/><text:tab/> <text:s/>&lt;/select&gt;&lt;/td&gt;<text:line-break/><text:tab/><text:tab/><text:tab/><text:tab/><text:tab/><text:tab/>&lt;/tr&gt;<text:line-break/><text:tab/><text:tab/><text:tab/><text:tab/><text:tab/><text:tab/>&lt;tr&gt;<text:line-break/><text:tab/><text:tab/><text:tab/><text:tab/><text:tab/><text:tab/> <text:s/>&lt;td&gt;Cucina&lt;/td&gt;<text:line-break/><text:tab/><text:tab/><text:tab/><text:tab/><text:tab/><text:tab/> <text:s/>&lt;td&gt;&lt;select name="cucina" class="inputbox" id="cucina"&gt;<text:line-break/><text:tab/><text:tab/><text:tab/><text:tab/><text:tab/><text:tab/> <text:s/><text:tab/>&lt;option value=""&gt;Non presente&lt;/option&gt;<text:tab/><text:line-break/><text:tab/><text:tab/><text:tab/><text:tab/><text:tab/><text:tab/><text:tab/> <text:s/>&lt;option value="angolo cottura"&gt;Angolo cottura&lt;/option&gt;<text:line-break/><text:tab/><text:tab/><text:tab/><text:tab/><text:tab/><text:tab/><text:tab/> <text:s/>&lt;option value="abitabile"&gt;Abitabile&lt;/option&gt;<text:line-break/><text:tab/><text:tab/><text:tab/><text:tab/><text:tab/><text:tab/><text:tab/> <text:s/>&lt;option value="cucinotto"&gt;Cucinotto&lt;/option&gt;<text:line-break/><text:tab/><text:tab/><text:tab/><text:tab/><text:tab/><text:tab/><text:tab/>&lt;/select&gt;&lt;/td&gt;<text:line-break/><text:tab/><text:tab/><text:tab/><text:tab/><text:tab/><text:tab/>&lt;/tr&gt;<text:line-break/><text:tab/><text:tab/><text:tab/><text:tab/><text:tab/><text:tab/>&lt;tr&gt;<text:line-break/> <text:s text:c="9"/><text:tab/><text:tab/><text:tab/><text:tab/> <text:s/>&lt;td&gt;Riscaldamento&lt;/td&gt;<text:line-break/><text:tab/><text:tab/><text:tab/><text:tab/><text:tab/><text:tab/> <text:s/>&lt;td&gt;&lt;select name="riscaldamento" class="inputbox" id="riscaldamento"&gt;<text:line-break/><text:tab/><text:tab/><text:tab/><text:tab/><text:tab/><text:tab/><text:tab/> <text:s/>&lt;option value=""&gt;Non specificato&lt;/option&gt;<text:line-break/><text:tab/><text:tab/><text:tab/><text:tab/><text:tab/><text:tab/><text:tab/> <text:s/>&lt;option <text:soft-page-break/>value="centralizzato"&gt;Centralizzato&lt;/option&gt;<text:line-break/><text:tab/><text:tab/><text:tab/><text:tab/><text:tab/><text:tab/><text:tab/></text:p>
      <text:p text:style-name="Standard"><text:s text:c="2"/>&lt;option value="autonomo"&gt;Autonomo&lt;/option&gt;<text:line-break/><text:tab/><text:tab/><text:tab/><text:tab/><text:tab/><text:tab/><text:tab/>&lt;/select&gt;&lt;/td&gt;<text:line-break/><text:tab/><text:tab/><text:tab/><text:tab/><text:tab/><text:tab/>&lt;/tr&gt;<text:line-break/> <text:s text:c="7"/><text:tab/><text:tab/><text:tab/><text:tab/>&lt;tr&gt;<text:line-break/> <text:s text:c="9"/><text:tab/><text:tab/><text:tab/><text:tab/> <text:s/>&lt;th colspan="2"&gt;&lt;hr size="1" noshade&gt;&lt;/th&gt;<text:line-break/><text:tab/><text:tab/><text:tab/><text:tab/><text:tab/><text:tab/>&lt;/tr&gt;<text:line-break/> <text:s text:c="7"/><text:tab/><text:tab/><text:tab/><text:tab/>&lt;tr&gt;<text:line-break/> <text:s text:c="9"/><text:tab/><text:tab/><text:tab/><text:tab/> <text:s/>&lt;th colspan="2"&gt;Descrizione estesa&lt;/th&gt;<text:line-break/><text:tab/><text:tab/><text:tab/><text:tab/><text:tab/><text:tab/>&lt;/tr&gt;<text:line-break/> <text:s text:c="7"/><text:tab/><text:tab/><text:tab/><text:tab/>&lt;tr&gt;<text:line-break/> <text:s text:c="9"/><text:tab/><text:tab/><text:tab/><text:tab/> <text:s/>&lt;th colspan="2"&gt;&lt;textarea name="descrizione" cols="70" rows="10" class="inputbox2" id="descrizione"&gt;&lt;/textarea&gt;&lt;/th&gt;<text:line-break/><text:tab/><text:tab/><text:tab/><text:tab/><text:tab/><text:tab/>&lt;/tr&gt;<text:line-break/> <text:s text:c="7"/><text:tab/><text:tab/><text:tab/><text:tab/>&lt;tr&gt;<text:line-break/> <text:s text:c="9"/><text:tab/><text:tab/><text:tab/><text:tab/> <text:s/>&lt;td colspan="2"&gt;&lt;div align="center"&gt;<text:line-break/> <text:s text:c="13"/><text:tab/><text:tab/><text:tab/><text:tab/> <text:s/>&lt;input type="submit" name="Submit" value="Salva Annuncio" class="myinput" style="width:150px;"&gt;<text:line-break/> <text:s text:c="9"/>&lt;/div&gt;&lt;/td&gt;<text:line-break/><text:tab/><text:tab/><text:tab/><text:tab/><text:tab/><text:tab/>&lt;/tr&gt;<text:line-break/> <text:s text:c="5"/><text:tab/><text:tab/><text:tab/><text:tab/> <text:s/>&lt;/table&gt;<text:line-break/> <text:s text:c="15"/>&lt;/form&gt;&lt;/td&gt;<text:line-break/><text:tab/> <text:s text:c="5"/>&lt;/tr&gt;<text:line-break/> <text:s text:c="7"/>&lt;tr&gt;<text:line-break/> <text:s text:c="9"/>&lt;td&gt;&amp;nbsp;&lt;/td&gt;<text:line-break/> <text:s text:c="9"/>&lt;/tr&gt;<text:line-break/> <text:s text:c="5"/>&lt;/table&gt;&lt;/td&gt;&lt;/tr&gt;&lt;/table&gt;<text:line-break/><text:tab/><text:tab/>&lt;br&gt;<text:line-break/><text:tab/><text:tab/>&lt;br&gt;<text:line-break/><text:tab/><text:tab/>&lt;/div&gt;<text:line-break/><text:tab/><text:tab/>&lt;/div&gt;<text:line-break/><text:tab/>&lt;div id="footer"&gt;<text:line-break/><text:tab/><text:tab/> &amp;copy; 2006-2007 Cubo Italia srl - Area Intranet Cubo Casa - Tutti i diritti riservati <text:line-break/> <text:tab/>&lt;/div&gt;<text:line-break/><text:tab/>&lt;/div&gt;<text:line-break/>&lt;/div&gt;<text:line-break/><text:line-break/>&lt;script src="http://www.google-analytics.com/urchin.js" type="text/javascript"&gt;<text:line-break/>&lt;/script&gt;<text:line-break/>&lt;script type="text/javascript"&gt;<text:line-break/>_uacct = "UA-151245-1";<text:line-break/>urchinTracker();<text:line-break/>&lt;/script&gt;&lt;/body&gt;<text:line-break/>&lt;/html&gt;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OST /agenzie/out_frazioni.php?idComune=1934 HTTP/1.1</text:p>
      <text:p text:style-name="Standard">Host: www.cubocasa.it</text:p>
      <text:p text:style-name="Standard">User-Agent: Mozilla/5.0 (Windows NT 5.1; rv:14.0) Gecko/20100101 Firefox/14.0.1</text:p>
      <text:p text:style-name="Standard">Accept: text/javascript, text/html, application/xml, text/xml, */*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X-Requested-With: XMLHttpRequest</text:p>
      <text:p text:style-name="Standard">X-Prototype-Version: 1.6.0.2</text:p>
      <text:p text:style-name="Standard">Content-Type: application/x-www-form-urlencoded; charset=UTF-8</text:p>
      <text:p text:style-name="Standard">Referer: http://www.cubocasa.it/agenzie/inserisci-annuncio.php?provincia=UD</text:p>
      <text:p text:style-name="Standard">Content-Length: 0</text:p>
      <text:p text:style-name="Standard">Cookie: PHPSESSID=6a1f844be9d6b11666f543c33597a204; ads_test=A; __utma=239882257.1343516407.1350808849.1350808849.1350808849.1; __utmb=239882257; __utmc=239882257; __utmz=239882257.1350808849.1.1.utmccn=(direct)|utmcsr=(direct)|utmcmd=(none)</text:p>
      <text:p text:style-name="Standard">Pragma: no-cache</text:p>
      <text:p text:style-name="Standard">Cache-Control: no-cache</text:p>
      <text:p text:style-name="Standard"/>
      <text:p text:style-name="Standard"/>
      <text:p text:style-name="Standard">HTTP/1.1 200 OK</text:p>
      <text:p text:style-name="Standard">Date: Sun, 21 Oct 2012 07:22:23 GMT</text:p>
      <text:p text:style-name="Standard">Server: Apache/2.0.52 (CentOS)</text:p>
      <text:p text:style-name="Standard">X-Powered-By: PHP/5.3.5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tent-Length: 246</text:p>
      <text:p text:style-name="Standard">Connection: close</text:p>
      <text:p text:style-name="Standard">Content-Type: text/html</text:p>
      <text:p text:style-name="Standard"/>
      <text:p text:style-name="Standard"/>
      <text:p text:style-name="Standard">&lt;option value=""&gt; - NESSUNA - &lt;/option&gt;<text:line-break/>&lt;option <text:s/>value="2572"&gt;baldasseria&lt;/option&gt;<text:line-break/>&lt;option <text:s/>value="2573"&gt;cussignacco&lt;/option&gt;<text:line-break/>&lt;option <text:s/>value="2574"&gt;gervasutta&lt;/option&gt;<text:line-break/>&lt;option <text:s/>value="2575"&gt;godia&lt;/option&gt;<text:line-break/>&lt;option <text:s/>value="2576"&gt;laipacco&lt;/option&gt;<text:line-break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OST /agenzie/_inserisci-annuncio.php HTTP/1.1</text:p>
      <text:p text:style-name="Standard">Host: www.cubocasa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ubocasa.it/agenzie/inserisci-annuncio.php?provincia=UD</text:p>
      <text:p text:style-name="Standard">Cookie: PHPSESSID=6a1f844be9d6b11666f543c33597a204; ads_test=A; __utma=239882257.1343516407.1350808849.1350808849.1350808849.1; __utmb=239882257; __utmc=239882257; __utmz=239882257.1350808849.1.1.utmccn=(direct)|utmcsr=(direct)|utmcmd=(none)</text:p>
      <text:p text:style-name="Standard"/>
      <text:p text:style-name="Standard">Submit=Salva Annuncio</text:p>
      <text:p text:style-name="Standard">anno=1962</text:p>
      <text:p text:style-name="Standard">cantina=test</text:p>
      <text:p text:style-name="Standard">cap=33100</text:p>
      <text:p text:style-name="Standard">certificato_ipe=C</text:p>
      <text:p text:style-name="Standard">citta_annuncio=Udine</text:p>
      <text:p text:style-name="Standard">classe_energetica=A</text:p>
      <text:p text:style-name="Standard">code_maps=</text:p>
      <text:p text:style-name="Standard">codice=cod001</text:p>
      <text:p text:style-name="Standard">condizionato=si</text:p>
      <text:p text:style-name="Standard">contratto=affitto</text:p>
      <text:p text:style-name="Standard">cucina=abitabile</text:p>
      <text:p text:style-name="Standard">descrizione=Descrizione estesa test</text:p>
      <text:p text:style-name="Standard">garage=test</text:p>
      <text:p text:style-name="Standard">giardino=test</text:p>
      <text:p text:style-name="Standard">idComune=1934</text:p>
      <text:p text:style-name="Standard">idFrazione=</text:p>
      <text:p text:style-name="Standard">idTipologia=2</text:p>
      <text:p text:style-name="Standard">indirizzo=via buttrio</text:p>
      <text:p text:style-name="Standard">ipe=23.38 kWh/mq anno test</text:p>
      <text:p text:style-name="Standard">latitudine=</text:p>
      <text:p text:style-name="Standard">longitudine=</text:p>
      <text:p text:style-name="Standard">mq=120</text:p>
      <text:p text:style-name="Standard">n_bagni=2</text:p>
      <text:p text:style-name="Standard">n_camere=3</text:p>
      <text:p text:style-name="Standard">piano=2</text:p>
      <text:p text:style-name="Standard">postoauto=test</text:p>
      <text:p text:style-name="Standard">prezzo=550</text:p>
      <text:p text:style-name="Standard">provincia=UD</text:p>
      <text:p text:style-name="Standard">riscaldamento=centralizzato</text:p>
      <text:p text:style-name="Standard">soffitta=test</text:p>
      <text:p text:style-name="Standard">stato=abitabile</text:p>
      <text:p text:style-name="Standard">supiani=3</text:p>
      <text:p text:style-name="Standard">zona=</text:p>
      <text:p text:style-name="Standard"/>
      <text:p text:style-name="Standard"/>
      <text:p text:style-name="Standard">HTTP/1.1 302 Found</text:p>
      <text:p text:style-name="Standard">Date: Sun, 21 Oct 2012 07:26:29 GMT</text:p>
      <text:p text:style-name="Standard">Server: Apache/2.0.52 (CentOS)</text:p>
      <text:p text:style-name="Standard"><text:soft-page-break/>X-Powered-By: PHP/5.3.5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Location: dett-annuncio.php?id=17889664</text:p>
      <text:p text:style-name="Standard">Content-Length: 0</text:p>
      <text:p text:style-name="Standard">Connection: close</text:p>
      <text:p text:style-name="Standard">Content-Type: text/html</text:p>
      <text:p text:style-name="Standard"/>
      <text:p text:style-name="Standard"/>
      <text:p text:style-name="Standard">Ricaricare la pagina per visualizzare il sorgente del seguente URL:: <text:a xlink:type="simple" xlink:href="http://www.cubocasa.it/agenzie/_inserisci-annuncio.php">http://www.cubocasa.it/agenzie/_inserisci-annuncio.php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GET /agenzie/dett-annuncio.php?id=17889664 HTTP/1.1</text:p>
      <text:p text:style-name="Standard">Host: www.cubocasa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ubocasa.it/agenzie/inserisci-annuncio.php?provincia=UD</text:p>
      <text:p text:style-name="Standard">Cookie: PHPSESSID=6a1f844be9d6b11666f543c33597a204; ads_test=A; __utma=239882257.1343516407.1350808849.1350808849.1350808849.1; __utmb=239882257; __utmc=239882257; __utmz=239882257.1350808849.1.1.utmccn=(direct)|utmcsr=(direct)|utmcmd=(none)</text:p>
      <text:p text:style-name="Standard"/>
      <text:p text:style-name="Standard"/>
      <text:p text:style-name="Standard">HTTP/1.1 200 OK</text:p>
      <text:p text:style-name="Standard">Date: Sun, 21 Oct 2012 07:26:30 GMT</text:p>
      <text:p text:style-name="Standard">Server: Apache/2.0.52 (CentOS)</text:p>
      <text:p text:style-name="Standard">X-Powered-By: PHP/5.3.5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nection: close</text:p>
      <text:p text:style-name="Standard">Transfer-Encoding: chunked</text:p>
      <text:p text:style-name="Standard">Content-Type: text/htm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GET /agenzie/foto.php?id=17889664 HTTP/1.1</text:p>
      <text:p text:style-name="Standard">Host: www.cubocasa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ubocasa.it/agenzie/dett-annuncio.php?id=17889664</text:p>
      <text:p text:style-name="Standard">Cookie: PHPSESSID=6a1f844be9d6b11666f543c33597a204; ads_test=A; __utma=239882257.1343516407.1350808849.1350808849.1350808849.1; __utmb=239882257; __utmc=239882257; __utmz=239882257.1350808849.1.1.utmccn=(direct)|utmcsr=(direct)|utmcmd=(none)</text:p>
      <text:p text:style-name="Standard"/>
      <text:p text:style-name="Standard"/>
      <text:p text:style-name="Standard">HTTP/1.1 200 OK</text:p>
      <text:p text:style-name="Standard">Date: Sun, 21 Oct 2012 07:28:22 GMT</text:p>
      <text:p text:style-name="Standard">Server: Apache/2.0.52 (CentOS)</text:p>
      <text:p text:style-name="Standard">X-Powered-By: PHP/5.3.5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tent-Length: 5648</text:p>
      <text:p text:style-name="Standard">Connection: close</text:p>
      <text:p text:style-name="Standard">Content-Type: text/html</text:p>
      <text:p text:style-name="Standard"/>
      <text:p text:style-name="Standard"/>
      <text:p text:style-name="Standard">&lt;!DOCTYPE HTML PUBLIC "-//W3C//DTD HTML 4.01 Transitional//EN"<text:line-break/>"http://www.w3.org/TR/html4/loose.dtd"&gt;<text:line-break/>&lt;html&gt;<text:line-break/>&lt;head&gt;<text:line-break/>&lt;meta http-equiv="Content-Type" content="text/html; charset=iso-8859-1"&gt;<text:line-break/>&lt;title&gt;CuboCasa Area Agenzie&lt;/title&gt;<text:line-break/>&lt;link href="css/stile.css" rel="stylesheet" type="text/css"&gt;<text:line-break/><text:line-break/><text:line-break/>&lt;/head&gt;<text:line-break/><text:line-break/>&lt;body&gt;<text:line-break/>&lt;div id="contenitore"&gt;<text:line-break/><text:tab/>&lt;div id="container"&gt;<text:line-break/><text:tab/>&lt;div id="header"&gt;<text:line-break/><text:tab/></text:p>
      <text:p text:style-name="Standard"/>
      <text:p text:style-name="Standard">&lt;div id="strisciaAlta"&gt; Cubo Italia srl &lt;/div&gt;</text:p>
      <text:p text:style-name="Standard"><text:tab/><text:tab/>&lt;div id="bannerTop"&gt;</text:p>
      <text:p text:style-name="Standard"><text:tab/><text:tab/> <text:s/>&lt;table width="95%" border="0" cellpadding="0" cellspacing="0"&gt;</text:p>
      <text:p text:style-name="Standard"/>
      <text:p text:style-name="Standard"><text:s text:c="12"/>&lt;tr&gt;</text:p>
      <text:p text:style-name="Standard"><text:s text:c="14"/>&lt;td valign="top"&gt;&lt;div align="right"&gt;&lt;B&gt;AREA RISERVATA &lt;/B&gt;</text:p>
      <text:p text:style-name="Standard"><text:s text:c="22"/>&lt;span class="testoarancio"&gt;Case&amp;amp;Case&lt;/B&gt;&lt;/span&gt; - data attivazione: &lt;span class="testoarancio"&gt;21/10/2012&lt;/span&gt;&lt;br&gt;&lt;br&gt;</text:p>
      <text:p text:style-name="Standard"><text:s text:c="22"/>&lt;/span&gt;</text:p>
      <text:p text:style-name="Standard"><text:soft-page-break/><text:s text:c="22"/>&lt;table width="90%" <text:s/>border="0" cellspacing="0" cellpadding="0"&gt;</text:p>
      <text:p text:style-name="Standard"><text:s/>&lt;tr&gt;</text:p>
      <text:p text:style-name="Standard"><text:s text:c="26"/>&lt;td&gt;&lt;div align="right"&gt;</text:p>
      <text:p text:style-name="Standard"><text:s text:c="26"/>annunci inseriti: &lt;span class="testoarancio"&gt;</text:p>
      <text:p text:style-name="Standard"><text:s text:c="30"/>&lt;span class="testoarancio"&gt;1&lt;/span&gt;&lt;/span&gt; - annunci attivi: &lt;span class="testoarancio"&gt;&lt;span class="testoarancio"&gt;1&lt;/span&gt;&lt;/span&gt; - annunci eliminati: &lt;span class="testoarancio"&gt;&lt;span class="testoarancio"&gt;0&lt;/span&gt;&lt;/span&gt; - annunci scaduti/sospesi: &lt;span class="testoarancio"&gt;&lt;span class="testoarancio"&gt;0&lt;/span&gt; </text:p>
      <text:p text:style-name="Standard"><text:s text:c="26"/>&lt;/span&gt;&lt;/div&gt;&lt;/td&gt;</text:p>
      <text:p text:style-name="Standard"><text:s text:c="24"/>&lt;/tr&gt;</text:p>
      <text:p text:style-name="Standard"><text:s text:c="22"/>&lt;/table&gt;</text:p>
      <text:p text:style-name="Standard"><text:s text:c="22"/>&lt;span class="testoarancio"&gt; <text:s text:c="21"/>&lt;/span&gt;&lt;/div&gt;&lt;/td&gt;</text:p>
      <text:p text:style-name="Standard"><text:s text:c="12"/>&lt;/tr&gt;</text:p>
      <text:p text:style-name="Standard"><text:s text:c="10"/>&lt;/table&gt;</text:p>
      <text:p text:style-name="Standard"><text:tab/> <text:s text:c="3"/>&lt;/div&gt;</text:p>
      <text:p text:style-name="Standard"><text:tab/><text:tab/> <text:s/>&lt;div id="menuSito"&gt;</text:p>
      <text:p text:style-name="Standard"><text:tab/><text:tab/><text:tab/>&lt;a href="index.php"&gt;Home&lt;/a&gt; | </text:p>
      <text:p text:style-name="Standard"><text:tab/><text:tab/><text:tab/>&lt;a href="dati.php"&gt;Profilo&lt;/a&gt; | </text:p>
      <text:p text:style-name="Standard"><text:tab/><text:tab/><text:tab/>&lt;a href="elenco-ordini.php"&gt;Ordini&lt;/a&gt; | </text:p>
      <text:p text:style-name="Standard"><text:tab/><text:tab/><text:tab/>&lt;a href="documenti.php"&gt;Documenti&lt;/a&gt; | </text:p>
      <text:p text:style-name="Standard"><text:tab/><text:tab/><text:tab/>&lt;a href="report.php"&gt;Statistiche&lt;/a&gt; |</text:p>
      <text:p text:style-name="Standard"><text:tab/><text:tab/><text:tab/>&lt;a href="_logout.php"&gt;Exit&lt;/a&gt;<text:tab/><text:tab/>&lt;/div&gt;</text:p>
      <text:p text:style-name="Standard"><text:tab/><text:tab/><text:tab/>&lt;/div&gt;<text:line-break/><text:tab/><text:tab/>&lt;div id="main"&gt;<text:line-break/><text:tab/><text:tab/>&lt;div id="colonnaSx"&gt;<text:line-break/> <text:s text:c="9"/>&lt;div class="boxSx"&gt;<text:line-break/>&lt;h2&gt;Annunci&lt;/h2&gt;<text:line-break/>&lt;ul &gt;<text:line-break/><text:tab/><text:tab/><text:tab/>&lt;li style="background:#FFFF00;"&gt;&lt;a href="inserisci-annuncio.php"&gt;&lt;b&gt;Inserisci un Annuncio&lt;/b&gt;&lt;/a&gt;&lt;/li&gt;<text:line-break/><text:tab/><text:tab/><text:tab/>&lt;li&gt;&lt;a href="annunci.php"&gt;Gestione Annunci&lt;/a&gt;&lt;/li&gt;<text:line-break/><text:tab/><text:tab/><text:tab/>&lt;li&gt;&lt;a href="richieste-annunci.php"&gt;Richieste Annunci&lt;/a&gt;&lt;/li&gt;<text:line-break/><text:tab/><text:tab/><text:tab/>&lt;li style="border:none;"&gt;&lt;a href="richieste-valutazioni.php"&gt;Richieste Valutazione&lt;/a&gt;&lt;/li&gt;<text:line-break/>&lt;/ul&gt;<text:line-break/>&lt;/div&gt;<text:line-break/>&lt;div class="boxSx"&gt;<text:line-break/>&lt;h2&gt;Statistiche&lt;/h2&gt;<text:line-break/>&lt;ul &gt;<text:line-break/> <text:s/><text:tab/><text:tab/><text:tab/><text:line-break/><text:tab/><text:tab/>&lt;li style="color:#990000"&gt;&lt;a href="report.php?prov=UD&amp;periodo="&gt;Udine&lt;/a&gt;<text:line-break/><text:tab/><text:tab/><text:tab/> <text:tab/>&lt;/li&gt;<text:line-break/><text:tab/><text:tab/>&lt;li style="border:none;"&gt;&lt;a href="report.php"&gt;Statistiche generali&lt;/a&gt;&lt;/li&gt;<text:line-break/><text:tab/>&lt;/ul&gt;<text:line-break/> <text:line-break/>&lt;/div&gt;&lt;div class="boxSx"&gt;<text:line-break/>&lt;h2&gt;Supporto&lt;/h2&gt;<text:line-break/>&lt;ul &gt;<text:line-break/><text:tab/><text:tab/><text:tab/>&lt;li&gt;&lt;a href="ticket.php"&gt;Inserimento Ticket&lt;/a&gt;&lt;/li&gt;<text:line-break/><text:tab/><text:tab/><text:tab/>&lt;li style="border:none;"&gt;&lt;a href="cerca-ticket.php"&gt;Visualizza Ticket&lt;/a&gt;&lt;/li&gt;<text:line-break/>&lt;/ul&gt;<text:line-break/><text:soft-page-break/>&lt;/div&gt;<text:line-break/>&lt;div class="boxSx"&gt;<text:line-break/>&lt;h2&gt;News&lt;/h2&gt;<text:line-break/>&lt;ul &gt;<text:line-break/><text:tab/><text:tab/><text:tab/>&lt;li&gt;&lt;a href="novita-news.php"&gt;Novità e Promozioni&lt;/a&gt;&lt;/li&gt;<text:line-break/><text:tab/><text:tab/><text:tab/><text:tab/><text:tab/><text:tab/><text:tab/>&lt;li&gt;&lt;a href="novita-news.php?ann=2008"&gt;<text:line-break/><text:tab/><text:tab/><text:tab/><text:tab/><text:tab/><text:tab/>archivio 2008<text:tab/><text:tab/><text:tab/><text:tab/><text:tab/>&lt;/a&gt;&lt;/li&gt;<text:line-break/><text:tab/><text:tab/><text:tab/><text:tab/><text:tab/><text:tab/><text:tab/><text:tab/>&lt;li&gt;&lt;a href="novita-news.php?ann=2007"&gt;<text:line-break/><text:tab/><text:tab/><text:tab/><text:tab/><text:tab/><text:tab/>archivio 2007<text:tab/><text:tab/><text:tab/><text:tab/><text:tab/>&lt;/a&gt;&lt;/li&gt;<text:line-break/><text:tab/><text:tab/><text:tab/><text:tab/><text:tab/><text:tab/><text:tab/><text:tab/>&lt;li&gt;&lt;a href="novita-news.php?ann=2006"&gt;<text:line-break/><text:tab/><text:tab/><text:tab/><text:tab/><text:tab/><text:tab/>archivio 2006<text:tab/><text:tab/><text:tab/><text:tab/><text:tab/>&lt;/a&gt;&lt;/li&gt;<text:line-break/><text:tab/><text:tab/><text:tab/><text:tab/><text:tab/><text:tab/><text:tab/><text:tab/>&lt;li&gt;&lt;a href="novita-news.php?ann=2005"&gt;<text:line-break/><text:tab/><text:tab/><text:tab/><text:tab/><text:tab/><text:tab/>archivio 2005<text:tab/><text:tab/><text:tab/><text:tab/><text:tab/>&lt;/a&gt;&lt;/li&gt;<text:line-break/><text:tab/><text:tab/><text:tab/><text:tab/>&lt;li style="border:none; height:0px;"&gt;&lt;/li&gt;<text:line-break/>&lt;/ul&gt;<text:line-break/>&lt;/div&gt;<text:line-break/>&lt;div class="boxSx"&gt;<text:line-break/>&lt;h2&gt;Altro&lt;/h2&gt;<text:line-break/>&lt;ul &gt;<text:tab/><text:tab/><text:tab/><text:line-break/><text:tab/><text:tab/><text:tab/>&lt;li&gt;&lt;a href="dati.php"&gt;Profilo&lt;/a&gt; (&lt;a href="/agenzie/modifica-dati.php" style="background-color:#FFFF00"&gt;modifica&lt;/a&gt;)<text:tab/><text:tab/><text:tab/>&lt;/li&gt;<text:line-break/><text:tab/><text:tab/><text:tab/>&lt;li&gt;&lt;a href="tua-pagina.php"&gt;Presentati su CuboCasa&lt;/a&gt;&lt;/li&gt;<text:line-break/><text:tab/><text:tab/><text:tab/>&lt;li&gt;&lt;a href="segnala-cubocasa-agenzie.php"&gt;Segnala CuboCasa&lt;/a&gt;&lt;/li&gt;<text:line-break/><text:tab/><text:tab/><text:tab/>&lt;li&gt;&lt;a href="aiutaci-a-migliorare.php"&gt;Aiutaci a migliorare&lt;/a&gt;&lt;/li&gt;<text:line-break/>&lt;/ul&gt;<text:line-break/>&lt;ul&gt;<text:tab/><text:tab/><text:line-break/><text:tab/><text:tab/><text:tab/><text:line-break/><text:tab/><text:tab/><text:tab/>&lt;li style="border:none;"&gt;&lt;a href="_logout.php"&gt;Exit&lt;/a&gt;&lt;/li&gt;<text:line-break/>&lt;/ul&gt;<text:line-break/>&lt;/div&gt;<text:line-break/> <text:s text:c="9"/>&lt;/div&gt;<text:line-break/><text:tab/><text:tab/>&lt;div id="centrale"&gt;<text:line-break/>&lt;!-- inzizio area centrale --&gt;<text:line-break/>&lt;h4&gt;Gestione Immagini per Annuncio Codice: cod001&lt;/h4&gt;<text:line-break/>&lt;table width="100%" border="0" cellspacing="1" cellpadding="0" bgcolor="#D9D9D9"&gt;<text:line-break/> <text:s/>&lt;tr&gt;<text:line-break/> <text:s text:c="3"/>&lt;td bgcolor="#FFFFFF"&gt;&lt;table width="90%" <text:s/>border="0" align="center" cellpadding="0" cellspacing="0"&gt;<text:line-break/><text:tab/> <text:s text:c="5"/>&lt;tr&gt;<text:line-break/> <text:s text:c="7"/>&lt;td&gt;&lt;div align="right"&gt;&lt;span class="testoarancio"&gt;&lt;a href="dett-annuncio.php?id=17889664"&gt;Torna alla scheda annuncio&lt;/a&gt;&lt;/span&gt;&lt;/div&gt;&lt;/td&gt;<text:line-break/> <text:s text:c="5"/>&lt;/tr&gt;<text:line-break/><text:tab/> <text:s text:c="7"/>&lt;tr&gt;<text:line-break/> <text:s text:c="7"/>&lt;td&gt;&lt;hr size="1" noshade&gt;&lt;/td&gt;<text:line-break/> <text:s text:c="5"/>&lt;/tr&gt;<text:line-break/> <text:s text:c="5"/>&lt;tr&gt;<text:line-break/> <text:s text:c="7"/>&lt;td&gt; <text:s text:c="2"/>&lt;br&gt; <text:s text:c="8"/>&lt;/td&gt;<text:line-break/> <text:s text:c="5"/>&lt;/tr&gt;<text:line-break/> <text:s text:c="5"/>&lt;tr&gt;<text:line-break/><text:soft-page-break/> <text:s text:c="7"/>&lt;td&gt;&lt;hr size="1" noshade&gt;&lt;/td&gt;<text:line-break/> <text:s text:c="5"/>&lt;/tr&gt;<text:line-break/> <text:s text:c="5"/>&lt;tr&gt;<text:line-break/> <text:s text:c="7"/>&lt;td&gt;&lt;form action="_foto.php" method="post" enctype="multipart/form-data" name="form1"&gt;<text:line-break/> <text:s text:c="11"/>&lt;br&gt;<text:line-break/> <text:s text:c="11"/>&lt;strong&gt;&lt;span class="titoloarancio"&gt;Inserisci una nuova foto&lt;/span&gt;&lt;/strong&gt;&lt;br&gt;<text:line-break/> <text:s text:c="11"/>&lt;br&gt;<text:line-break/> <text:s text:c="5"/>&lt;font size="2"&gt;&lt;em&gt;&lt;img src="images/info.gif" alt="informazioni" width="30" height="30"&gt;Le immagini devono essere di dimensione inferiore ai &lt;strong&gt;1MB&lt;/strong&gt; in formato &lt;strong&gt;JPG&lt;/strong&gt;, verra creata automaticamente una miniatura dell'immagine <text:s/>di larghezza 140 px &lt;/em&gt;&lt;/font&gt; &lt;br&gt;<text:line-break/> <text:s text:c="5"/>&lt;br&gt;<text:line-break/> <text:s text:c="5"/>&lt;input name="foto" type="file" class="inputbox" id="foto" &gt;<text:line-break/> <text:s text:c="5"/>&lt;input name="id" type="hidden" id="id" value="17889664"&gt;<text:line-break/> <text:s text:c="5"/>&lt;br&gt;<text:line-break/> <text:s text:c="5"/>&lt;br&gt;<text:line-break/> <text:s text:c="5"/>&lt;input type="submit" name="Submit" value="Invia la foto" class="myinput" style="width:150px;"&gt;<text:line-break/> <text:s text:c="7"/>&lt;/form&gt;&lt;/td&gt;<text:line-break/> <text:s text:c="5"/>&lt;/tr&gt;<text:line-break/> <text:s text:c="5"/>&lt;tr&gt;<text:line-break/> <text:s text:c="7"/>&lt;td&gt;&amp;nbsp;&lt;/td&gt;<text:line-break/> <text:s text:c="5"/>&lt;/tr&gt;<text:line-break/> <text:s text:c="3"/>&lt;/table&gt;&lt;/td&gt;<text:line-break/> <text:s/>&lt;/tr&gt;<text:line-break/>&lt;/table&gt;<text:line-break/><text:tab/><text:tab/>&lt;br&gt;<text:line-break/><text:tab/><text:tab/>&lt;br&gt;<text:line-break/><text:tab/><text:tab/>&lt;/div&gt;<text:line-break/><text:tab/><text:tab/>&lt;/div&gt;<text:line-break/><text:tab/>&lt;div id="footer"&gt;<text:line-break/><text:tab/><text:tab/> &amp;copy; 2006-2007 Cubo Italia srl - Area Intranet Cubo Casa - Tutti i diritti riservati <text:line-break/> <text:tab/>&lt;/div&gt;<text:line-break/><text:tab/>&lt;/div&gt;<text:line-break/>&lt;/div&gt;<text:line-break/><text:line-break/>&lt;script src="http://www.google-analytics.com/urchin.js" type="text/javascript"&gt;<text:line-break/>&lt;/script&gt;<text:line-break/>&lt;script type="text/javascript"&gt;<text:line-break/>_uacct = "UA-151245-1";<text:line-break/>urchinTracker();<text:line-break/>&lt;/script&gt;&lt;/body&gt;<text:line-break/>&lt;/html&gt;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OST /agenzie/_foto.php HTTP/1.1 <text:s text:c="2"/>(da ripetere per ogni foto)</text:p>
      <text:p text:style-name="Standard">Host: www.cubocasa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ubocasa.it/agenzie/foto.php?id=17889664</text:p>
      <text:p text:style-name="Standard">Cookie: PHPSESSID=6a1f844be9d6b11666f543c33597a204; ads_test=A; __utma=239882257.1343516407.1350808849.1350808849.1350808849.1; __utmb=239882257; __utmc=239882257; __utmz=239882257.1350808849.1.1.utmccn=(direct)|utmcsr=(direct)|utmcmd=(none)</text:p>
      <text:p text:style-name="Standard"/>
      <text:p text:style-name="Standard">foto: <text:s/><text:span text:style-name="Source_20_Text">ÿØÿà�JFIF��`�`��ÿíJPhotoshop 3.0�8BIMí Resolution�����`�����`����8BIM</text:span><text:span text:style-name="Source_20_Text">...</text:span></text:p>
      <text:p text:style-name="Standard"/>
      <text:p text:style-name="Standard"/>
      <text:p text:style-name="Standard">HTTP/1.1 302 Found</text:p>
      <text:p text:style-name="Standard">Date: Sun, 21 Oct 2012 07:29:20 GMT</text:p>
      <text:p text:style-name="Standard">Server: Apache/2.0.52 (CentOS)</text:p>
      <text:p text:style-name="Standard">X-Powered-By: PHP/5.3.5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Location: foto.php?id=17889664</text:p>
      <text:p text:style-name="Standard">Content-Length: 0</text:p>
      <text:p text:style-name="Standard">Connection: close</text:p>
      <text:p text:style-name="Standard">Content-Type: text/html</text:p>
      <text:p text:style-name="Standard"/>
      <text:p text:style-name="Standard"/>
      <text:p text:style-name="Standard">Ricaricare la pagina per visualizzare il sorgente del seguente URL:: <text:a xlink:type="simple" xlink:href="http://www.cubocasa.it/agenzie/_foto.php">http://www.cubocasa.it/agenzie/_foto.php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GET /agenzie/calcolo-indirizzo-annuncio-inserimento.php?indirizzo=Udine%20via%20buttrio HTTP/1.1</text:p>
      <text:p text:style-name="Standard">Host: www.cubocasa.it</text:p>
      <text:p text:style-name="Standard">User-Agent: Mozilla/5.0 (Windows NT 5.1; rv:14.0) Gecko/20100101 Firefox/14.0.1</text:p>
      <text:p text:style-name="Standard">Accept: text/html,application/xhtml+xml,application/xml;q=0.9,*/*;q=0.8</text:p>
      <text:p text:style-name="Standard">Accept-Language: it-it,it;q=0.8,en-us;q=0.5,en;q=0.3</text:p>
      <text:p text:style-name="Standard">Accept-Encoding: gzip, deflate</text:p>
      <text:p text:style-name="Standard">Connection: keep-alive</text:p>
      <text:p text:style-name="Standard">Referer: http://www.cubocasa.it/agenzie/modifica-annuncio.php?id=17889664</text:p>
      <text:p text:style-name="Standard">Cookie: PHPSESSID=6a1f844be9d6b11666f543c33597a204; ads_test=A; __utma=239882257.1343516407.1350808849.1350808849.1350808849.1; __utmb=239882257; __utmc=239882257; __utmz=239882257.1350808849.1.1.utmccn=(direct)|utmcsr=(direct)|utmcmd=(none)</text:p>
      <text:p text:style-name="Standard">Pragma: no-cache</text:p>
      <text:p text:style-name="Standard">Cache-Control: no-cache</text:p>
      <text:p text:style-name="Standard"/>
      <text:p text:style-name="Standard"/>
      <text:p text:style-name="Standard">HTTP/1.1 200 OK</text:p>
      <text:p text:style-name="Standard">Date: Sun, 21 Oct 2012 07:34:19 GMT</text:p>
      <text:p text:style-name="Standard">Server: Apache/2.0.52 (CentOS)</text:p>
      <text:p text:style-name="Standard">X-Powered-By: PHP/5.3.5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Content-Length: 2392</text:p>
      <text:p text:style-name="Standard">Connection: close</text:p>
      <text:p text:style-name="Standard">Content-Type: text/html</text:p>
      <text:p text:style-name="Standard"/>
      <text:p text:style-name="Standard"/>
      <text:p text:style-name="Standard">&lt;!DOCTYPE HTML PUBLIC "-//W3C//DTD HTML 4.01 Transitional//EN"<text:line-break/>"http://www.w3.org/TR/html4/loose.dtd"&gt;<text:line-break/>&lt;html&gt;<text:line-break/>&lt;head&gt;<text:line-break/>&lt;meta http-equiv="Content-Type" content="text/html; charset=iso-8859-1"&gt;<text:line-break/>&lt;title&gt;CuboCasa Area Agenzie&lt;/title&gt;<text:line-break/><text:line-break/>&lt;script&gt;<text:line-break/>function salva(){<text:line-break/><text:tab/>window.opener.document.getElementById('latitudine').value=window.document.getElementById('lati').value;<text:line-break/><text:tab/>window.opener.document.getElementById('longitudine').value=window.document.getElementById('longi').value;<text:tab/><text:line-break/><text:tab/>window.opener.document.getElementById('code_maps').value='200';<text:line-break/><text:tab/>window.close();<text:line-break/>}<text:line-break/>&lt;/script&gt;<text:line-break/>&lt;script src="/js/maps.js" &gt;&lt;/script&gt;<text:line-break/> <text:s text:c="3"/>&lt;script src="http://maps.google.com/maps?file=api&amp;amp;v=2&amp;amp;key=ABQIAAAAGzEzcl0-ghZJWPK1fX-3EhTZjBR3Jd3V6lY5hCWJSR3FOtwbHRTjzrZtpbTzvcwnbCX8mBW1tu-rvg"<text:line-break/> <text:s text:c="5"/>type="text/javascript"&gt;&lt;/script&gt;<text:line-break/><text:soft-page-break/> <text:s text:c="6"/>&lt;script type="text/javascript"&gt;<text:line-break/> <text:s text:c="3"/>//&lt;![CDATA[<text:line-break/><text:line-break/><text:line-break/><text:tab/>var map;<text:line-break/><text:tab/>var geocoder;<text:line-break/><text:tab/>var baseIcon;<text:line-break/><text:tab/>var utlimo_ok;<text:line-break/><text:tab/>var punti=new Array(1);<text:line-break/><text:tab/>var html_punti=new Array(1);<text:line-break/> <text:s text:c="3"/>function load() {<text:line-break/> <text:s text:c="5"/>if (GBrowserIsCompatible()) {<text:line-break/><text:tab/><text:tab/>init();<text:line-break/><text:tab/><text:tab/>showAddress('46.0554227','13.2579917','Sei qui');<text:line-break/><text:tab/><text:tab/>map.setCenter(new GLatLng('46.0554227','13.2579917'<text:tab/>), 15);<text:line-break/> <text:s text:c="5"/>}<text:line-break/> <text:s text:c="3"/>}<text:line-break/> <text:s text:c="3"/>//]]&gt;<text:line-break/> <text:s text:c="3"/>&lt;/script&gt;<text:line-break/><text:line-break/>&lt;/head&gt;<text:line-break/><text:line-break/>&lt;body onLoad="load()" &gt;<text:line-break/>&lt;form name="form1" method="get" action="calcolo-indirizzo-annuncio-inserimento.php"&gt;<text:line-break/> &lt;table align="center"&gt;<text:line-break/> <text:tab/>&lt;tr&gt;<text:line-break/> <text:s text:c="5"/>&lt;td&gt;&lt;div align="center"&gt;&lt;a href="#" onClick="window.close();"&gt;chiudi finestra &lt;/a&gt;&lt;/div&gt;&lt;/td&gt;<text:line-break/> <text:s text:c="3"/>&lt;/tr&gt;<text:line-break/> <text:tab/>&lt;tr&gt;<text:line-break/> <text:s text:c="5"/>&lt;td&gt;&lt;input name="indirizzo" style="background-color:#FFFF99" type="text" id="indirizzo" size="60" value="Udine via buttrio"&gt;<text:line-break/> <text:s text:c="9"/>&lt;input type="submit" name="Submit22" value="Ricalcola"&gt;&lt;/td&gt;<text:line-break/> <text:s text:c="3"/>&lt;/tr&gt;<text:line-break/> <text:tab/><text:line-break/> <text:tab/>&lt;tr&gt;<text:line-break/><text:tab/><text:tab/> <text:line-break/><text:tab/><text:tab/>&lt;td&gt;&lt;div id="map" style="width:550px; height:300px"&gt;<text:line-break/><text:tab/><text:tab/>&lt;/div&gt;&lt;/td&gt;<text:line-break/><text:tab/>&lt;/tr&gt;<text:line-break/> <text:tab/>&lt;tr&gt;<text:line-break/> <text:tab/> <text:s/>&lt;td&gt;&amp;nbsp;&lt;/td&gt;<text:line-break/> <text:s text:c="2"/>&lt;/tr&gt;<text:line-break/> &lt;/table&gt;<text:line-break/> <text:line-break/>&lt;/form&gt;<text:line-break/><text:line-break/>&lt;table width="450" border="0" align="center"&gt;<text:line-break/> <text:s/><text:line-break/><text:tab/>&lt;tr&gt;<text:line-break/> <text:s text:c="4"/>&lt;td&gt; <text:line-break/> <text:s text:c="6"/>&lt;div align="center"&gt;<text:line-break/><text:soft-page-break/> <text:s text:c="8"/><text:line-break/> <text:s text:c="8"/>&lt;input type="hidden" id="lati" name="lati" value="46.0554227"&gt;<text:line-break/> <text:s text:c="8"/>&lt;input type="hidden" id="longi" name="longi" value="13.2579917"&gt;<text:line-break/> <text:s text:c="8"/>&lt;input type="submit" name="Submit2" value="Salva questa mappa " onClick="salva();"&gt;<text:line-break/> <text:s text:c="7"/>&lt;/div&gt;<text:line-break/> <text:s text:c="5"/><text:line-break/> <text:s text:c="4"/>&lt;/td&gt;<text:line-break/> <text:s text:c="2"/>&lt;/tr&gt;<text:line-break/>&lt;/table&gt;<text:line-break/>&lt;script src="http://www.google-analytics.com/urchin.js" type="text/javascript"&gt;<text:line-break/>&lt;/script&gt;<text:line-break/>&lt;script type="text/javascript"&gt;<text:line-break/>_uacct = "UA-151245-1";<text:line-break/>urchinTracker();<text:line-break/>&lt;/script&gt;&lt;/body&gt;<text:line-break/>&lt;/html&gt;<text:line-break/></text:p>
      <text:p text:style-name="Standard"/>
      <text:p text:style-name="Standard">Submit=Salva Annuncio</text:p>
      <text:p text:style-name="Standard">anno=1962</text:p>
      <text:p text:style-name="Standard">cantina=test</text:p>
      <text:p text:style-name="Standard">cap=33100</text:p>
      <text:p text:style-name="Standard">certificato_ipe=C</text:p>
      <text:p text:style-name="Standard">citta_annuncio=Udine</text:p>
      <text:p text:style-name="Standard">classe_energetica=A</text:p>
      <text:p text:style-name="Standard">code_maps=200</text:p>
      <text:p text:style-name="Standard">condizionato=si</text:p>
      <text:p text:style-name="Standard">contratto=affitto</text:p>
      <text:p text:style-name="Standard">cucina=abitabile</text:p>
      <text:p text:style-name="Standard">descrizione=Descrizione estesa test</text:p>
      <text:p text:style-name="Standard">garage=test</text:p>
      <text:p text:style-name="Standard">id=17889664</text:p>
      <text:p text:style-name="Standard">idComune=1934</text:p>
      <text:p text:style-name="Standard">idFrazione=</text:p>
      <text:p text:style-name="Standard">idTipologia=2</text:p>
      <text:p text:style-name="Standard">indirizzo=via buttrio</text:p>
      <text:p text:style-name="Standard">ipe=23.38 kWh/mq anno test</text:p>
      <text:p text:style-name="Standard">latitudine=46.0554227</text:p>
      <text:p text:style-name="Standard">longitudine=13.2579917</text:p>
      <text:p text:style-name="Standard">mq=120</text:p>
      <text:p text:style-name="Standard">n_bagni=2</text:p>
      <text:p text:style-name="Standard">n_camere=3</text:p>
      <text:p text:style-name="Standard">piano=2</text:p>
      <text:p text:style-name="Standard">postoauto=test</text:p>
      <text:p text:style-name="Standard">prezzo=550</text:p>
      <text:p text:style-name="Standard">provincia=UD</text:p>
      <text:p text:style-name="Standard">riscaldamento=centralizzato</text:p>
      <text:p text:style-name="Standard">soffitta=test</text:p>
      <text:p text:style-name="Standard">stato=abitabile</text:p>
      <text:p text:style-name="Standard">supiani=3</text:p>
      <text:p text:style-name="Standard">zona=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a xlink:type="simple" xlink:href="http://www.cubocasa.it/agenzie/index.php">http://www.cubocasa.it/agenzie/index.php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a xlink:type="simple" xlink:href="http://www.cubocasa.it/agenzie/_del_annunci.php?id=17889664">http://www.cubocasa.it/agenzie/_del_annunci.php?id=17889664</text:a></text:p>
      <text:p text:style-name="Standard"/>
      <text:p text:style-name="Standard">HTTP/1.1 302 Found</text:p>
      <text:p text:style-name="Standard">Date: Sun, 28 Oct 2012 15:56:02 GMT</text:p>
      <text:p text:style-name="Standard">Server: Apache/2.0.52 (CentOS)</text:p>
      <text:p text:style-name="Standard">X-Powered-By: PHP/5.3.5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Location: annunci.php</text:p>
      <text:p text:style-name="Standard">Content-Length: 0</text:p>
      <text:p text:style-name="Standard">Connection: close</text:p>
      <text:p text:style-name="Standard">Content-Type: text/htm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1T10:32:25.50</meta:creation-date>
    <dc:date>2012-10-28T18:24:10.64</dc:date>
    <meta:editing-duration>PT1H52M45S</meta:editing-duration>
    <meta:editing-cycles>6</meta:editing-cycles>
    <meta:generator>OpenOffice.org/3.4$Win32 OpenOffice.org_project/340m1$Build-9590</meta:generator>
    <meta:document-statistic meta:table-count="0" meta:image-count="0" meta:object-count="0" meta:page-count="39" meta:paragraph-count="382" meta:word-count="3492" meta:character-count="63460"/>
  </office:meta>
</office:document-meta>
</file>